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46EBAD350956E428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Unicode MS1" svg:font-family="'Arial Unicode MS'"/>
    <style:font-face style:name="Calibri1" svg:font-family="Calibri"/>
    <style:font-face style:name="DejaVu Sans2" svg:font-family="'DejaVu Sans'"/>
    <style:font-face style:name="メイリオ1" svg:font-family="メイリオ"/>
    <style:font-face style:name="ＭＳ Ｐゴシック1" svg:font-family="'ＭＳ Ｐゴシック'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メイリオ" svg:font-family="メイリオ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cm" fo:padding-bottom="0.1cm" fo:padding-left="0cm" fo:padding-right="0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558e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558ed5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7d5fa0" draw:stroke-linejoin="round" draw:fill="gradient" draw:fill-gradient-name="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gr16" style:family="graphic" style:parent-style-name="standard">
      <style:graphic-properties draw:stroke="solid" svg:stroke-width="0.071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stroke-linejoin="round" draw:fill="solid" draw:fill-color="#dbeef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stroke-linejoin="round" draw:fill="solid" draw:fill-color="#fdead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stroke-linejoin="round" draw:fill="solid" draw:fill-color="#c3d69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b66e33" draw:stroke-linejoin="round" draw:fill="solid" draw:fill-color="#f7964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5" svg:stroke-width="0.062cm" svg:stroke-color="#ff0000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.32cm" fo:wrap-option="wrap"/>
    </style:style>
    <style:style style:name="gr25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05cm" fo:min-width="3.803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1.767cm" fo:min-width="2.02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1.513cm" fo:min-width="0.755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397cm" fo:min-width="2.078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.156cm" fo:min-width="1.34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7d5fa0" draw:stroke-linejoin="round" draw:fill="gradient" draw:fill-gradient-name="Gradient_20_3" draw:textarea-vertical-align="top" draw:auto-grow-height="false" fo:min-height="4.175cm" fo:min-width="7.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235cm" fo:min-width="2.109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585cm" fo:min-width="3.64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4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1.744cm" fo:min-width="0.296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235cm" fo:min-width="2.109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235cm" fo:min-width="2.109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136cm" fo:min-width="2.348cm" fo:padding-top="0.125cm" fo:padding-bottom="0.125cm" fo:padding-left="0.25cm" fo:padding-right="0.25cm" fo:wrap-option="no-wrap"/>
    </style:style>
    <style:style style:name="gr3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396cm" fo:min-width="3.488cm" fo:padding-top="0.125cm" fo:padding-bottom="0.125cm" fo:padding-left="0.25cm" fo:padding-right="0.25cm" fo:wrap-option="no-wrap"/>
    </style:style>
    <style:style style:name="gr3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899cm" fo:min-width="1.825cm" fo:padding-top="0.125cm" fo:padding-bottom="0.125cm" fo:padding-left="0.25cm" fo:padding-right="0.25cm" fo:wrap-option="no-wrap"/>
    </style:style>
    <style:style style:name="gr39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899cm" fo:min-width="1.825cm" fo:padding-top="0.125cm" fo:padding-bottom="0.125cm" fo:padding-left="0.25cm" fo:padding-right="0.25cm" fo:wrap-option="no-wrap"/>
    </style:style>
    <style:style style:name="gr40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899cm" fo:min-width="1.825cm" fo:padding-top="0.125cm" fo:padding-bottom="0.125cm" fo:padding-left="0.25cm" fo:padding-right="0.25cm" fo:wrap-option="no-wrap"/>
    </style:style>
    <style:style style:name="gr41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899cm" fo:min-width="1.825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.134cm" fo:min-width="1.823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235cm" fo:min-width="0.67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7.37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5.588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2.286cm" fo:min-width="2.29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05cm" fo:min-width="3.803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2.001cm" fo:padding-top="0cm" fo:padding-bottom="0cm" fo:padding-left="0cm" fo:padding-right="0.32cm" fo:wrap-option="wrap"/>
    </style:style>
    <style:style style:name="gr49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1cm" fo:min-width="8.136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136cm" fo:min-width="2.348cm" fo:padding-top="0.125cm" fo:padding-bottom="0.125cm" fo:padding-left="0.25cm" fo:padding-right="0.25cm" fo:wrap-option="no-wrap"/>
    </style:style>
    <style:style style:name="gr51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26cm" fo:min-width="8.136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1cm" fo:min-width="8.136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3.56cm" fo:min-width="8.136cm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472cm" fo:min-width="2.29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516cm" fo:min-width="0.938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516cm" fo:min-width="0.938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47cm" fo:min-width="1.656cm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0.47cm" fo:min-width="1.656cm" fo:padding-top="0.125cm" fo:padding-bottom="0.125cm" fo:padding-left="0.25cm" fo:padding-right="0.25cm" fo:wrap-option="wrap"/>
    </style:style>
    <style:style style:name="gr60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6cm" fo:min-width="1.836cm" fo:padding-top="0.125cm" fo:padding-bottom="0.125cm" fo:padding-left="0.25cm" fo:padding-right="0.25cm" fo:wrap-option="no-wrap"/>
    </style:style>
    <style:style style:name="gr61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9cm" svg:stroke-color="#558ed5" draw:stroke-linejoin="miter" draw:fill="none" draw:textarea-vertical-align="top" draw:auto-grow-height="false" fo:min-height="4.827cm" fo:min-width="4.321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762cm" fo:min-width="1.782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2.036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1.782cm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6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6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69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6cm" fo:min-width="1.836cm" fo:padding-top="0.125cm" fo:padding-bottom="0.125cm" fo:padding-left="0.25cm" fo:padding-right="0.25cm" fo:wrap-option="no-wrap"/>
    </style:style>
    <style:style style:name="gr71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72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762cm" fo:min-width="1.782cm" fo:padding-top="0.125cm" fo:padding-bottom="0.125cm" fo:padding-left="0.25cm" fo:padding-right="0.25cm" fo:wrap-option="wrap"/>
    </style:style>
    <style:style style:name="gr73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2.036cm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1.782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76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7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78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textarea-vertical-align="middle"/>
    </style:style>
    <style:style style:name="gr80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2.001cm" fo:padding-top="0cm" fo:padding-bottom="0cm" fo:padding-left="0cm" fo:padding-right="0.32cm" fo:wrap-option="wrap"/>
    </style:style>
    <style:style style:name="gr81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6cm" fo:min-width="1.836cm" fo:padding-top="0.125cm" fo:padding-bottom="0.125cm" fo:padding-left="0.25cm" fo:padding-right="0.25cm" fo:wrap-option="no-wrap"/>
    </style:style>
    <style:style style:name="gr82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762cm" fo:min-width="1.782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2.036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1.782cm" fo:padding-top="0.125cm" fo:padding-bottom="0.125cm" fo:padding-left="0.25cm" fo:padding-right="0.25cm" fo:wrap-option="wrap"/>
    </style:style>
    <style:style style:name="gr86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8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8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89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90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6cm" fo:min-width="1.836cm" fo:padding-top="0.125cm" fo:padding-bottom="0.125cm" fo:padding-left="0.25cm" fo:padding-right="0.25cm" fo:wrap-option="no-wrap"/>
    </style:style>
    <style:style style:name="gr91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92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762cm" fo:min-width="1.782cm" fo:padding-top="0.125cm" fo:padding-bottom="0.125cm" fo:padding-left="0.25cm" fo:padding-right="0.25cm" fo:wrap-option="wrap"/>
    </style:style>
    <style:style style:name="gr93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2.036cm" fo:padding-top="0.125cm" fo:padding-bottom="0.125cm" fo:padding-left="0.25cm" fo:padding-right="0.25cm" fo:wrap-option="wrap"/>
    </style:style>
    <style:style style:name="gr94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08cm" fo:min-width="1.782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96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9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middle" draw:auto-grow-height="false" draw:fit-to-size="false" fo:min-height="1.008cm" fo:min-width="2.016cm" fo:padding-top="0.125cm" fo:padding-bottom="0.125cm" fo:padding-left="0.25cm" fo:padding-right="0.25cm" fo:wrap-option="no-wrap"/>
    </style:style>
    <style:style style:name="gr98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761cm" fo:min-width="2.282cm" fo:padding-top="0.125cm" fo:padding-bottom="0.125cm" fo:padding-left="0.25cm" fo:padding-right="0.25cm" fo:wrap-option="wrap"/>
    </style:style>
    <style:style style:name="gr99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1cm" fo:min-width="1.278cm" fo:padding-top="0.125cm" fo:padding-bottom="0.125cm" fo:padding-left="0.25cm" fo:padding-right="0.25cm" fo:wrap-option="wrap"/>
    </style:style>
    <style:style style:name="gr100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1cm" fo:min-width="1.278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79cm" svg:stroke-color="#558ed5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12cm" fo:min-width="2.544cm" fo:padding-top="0.125cm" fo:padding-bottom="0.125cm" fo:padding-left="0.25cm" fo:padding-right="0.25cm" fo:wrap-option="wrap"/>
    </style:style>
    <style:style style:name="gr104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512cm" fo:min-width="2.544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dash" draw:stroke-dash="Dashed_20__28_var_29__20_6" svg:stroke-width="0.079cm" svg:stroke-color="#99999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none" svg:stroke-width="0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.339cm" fo:wrap-option="wrap"/>
    </style:style>
    <style:style style:name="gr108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76cm" fo:min-width="3.524cm" fo:padding-top="0.125cm" fo:padding-bottom="0.125cm" fo:padding-left="0.25cm" fo:padding-right="0.25cm" fo:wrap-option="wrap"/>
    </style:style>
    <style:style style:name="gr109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68cm" fo:min-width="3.56cm" fo:padding-top="0.125cm" fo:padding-bottom="0.125cm" fo:padding-left="0.25cm" fo:padding-right="0.25cm" fo:wrap-option="wrap"/>
    </style:style>
    <style:style style:name="gr110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111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2.033cm" fo:min-width="3.808cm" fo:padding-top="0.125cm" fo:padding-bottom="0.125cm" fo:padding-left="0.25cm" fo:padding-right="0.25cm" fo:wrap-option="wrap"/>
    </style:style>
    <style:style style:name="gr112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0.506cm" fo:min-width="1.475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79cm" svg:stroke-color="#558ed5" draw:stroke-linejoin="miter" draw:fill="none" draw:textarea-vertical-align="top" draw:auto-grow-height="false" fo:min-height="6.095cm" fo:min-width="4.577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2.029cm" fo:padding-top="0.125cm" fo:padding-bottom="0.125cm" fo:padding-left="0.25cm" fo:padding-right="0.25cm" fo:wrap-option="wrap"/>
    </style:style>
    <style:style style:name="gr115" style:family="graphic" style:parent-style-name="standard" style:list-style-name="L4">
      <style:graphic-properties draw:stroke="none" svg:stroke-width="0cm" draw:fill="solid" draw:fill-color="#558ed5" draw:textarea-vertical-align="middle" draw:auto-grow-height="false" draw:fit-to-size="false" fo:min-height="1.767cm" fo:min-width="2.587cm" fo:padding-top="0.125cm" fo:padding-bottom="0.125cm" fo:padding-left="0.25cm" fo:padding-right="0.25cm" fo:wrap-option="wrap"/>
    </style:style>
    <style:style style:name="gr116" style:family="graphic" style:parent-style-name="standard" style:list-style-name="L3">
      <style:graphic-properties draw:stroke="none" svg:stroke-width="0cm" draw:fill="solid" draw:fill-color="#1f497d" draw:textarea-vertical-align="middle" draw:auto-grow-height="false" draw:fit-to-size="false" fo:min-height="11.429cm" fo:min-width="1.273cm" fo:padding-top="0.125cm" fo:padding-bottom="0.125cm" fo:padding-left="0.25cm" fo:padding-right="0.25cm" fo:wrap-option="wrap"/>
    </style:style>
    <style:style style:name="gr117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3.554cm" fo:min-width="2.54cm" fo:padding-top="0.125cm" fo:padding-bottom="0.125cm" fo:padding-left="0.25cm" fo:padding-right="0.25cm" fo:wrap-option="wrap"/>
    </style:style>
    <style:style style:name="gr118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313cm" fo:min-width="1.783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307cm" fo:min-width="2.037cm" fo:padding-top="0.125cm" fo:padding-bottom="0.125cm" fo:padding-left="0.25cm" fo:padding-right="0.25cm" fo:wrap-option="wrap"/>
    </style:style>
    <style:style style:name="gr120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26cm" fo:min-width="2.034cm" fo:padding-top="0.125cm" fo:padding-bottom="0.125cm" fo:padding-left="0.25cm" fo:padding-right="0.25cm" fo:wrap-option="wrap"/>
    </style:style>
    <style:style style:name="gr121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561cm" fo:min-width="2.028cm" fo:padding-top="0.125cm" fo:padding-bottom="0.125cm" fo:padding-left="0.25cm" fo:padding-right="0.25cm" fo:wrap-option="wrap"/>
    </style:style>
    <style:style style:name="gr122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1.362cm" fo:min-width="1.832cm" fo:padding-top="0.125cm" fo:padding-bottom="0.125cm" fo:padding-left="0.25cm" fo:padding-right="0.25cm" fo:wrap-option="wrap"/>
    </style:style>
    <style:style style:name="gr123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1.362cm" fo:min-width="1.832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6.353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6.86cm" fo:padding-top="0.125cm" fo:padding-bottom="0.125cm" fo:padding-left="0.25cm" fo:padding-right="0.25cm" fo:wrap-option="wrap"/>
    </style:style>
    <style:style style:name="gr126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89cm" fo:min-width="2.774cm" fo:padding-top="0.125cm" fo:padding-bottom="0.125cm" fo:padding-left="0.25cm" fo:padding-right="0.25cm" fo:wrap-option="wrap"/>
    </style:style>
    <style:style style:name="gr127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28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68cm" fo:min-width="2.544cm" fo:padding-top="0.125cm" fo:padding-bottom="0.125cm" fo:padding-left="0.25cm" fo:padding-right="0.25cm" fo:wrap-option="wrap"/>
    </style:style>
    <style:style style:name="gr129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7cm" fo:min-width="2.036cm" fo:padding-top="0.125cm" fo:padding-bottom="0.125cm" fo:padding-left="0.25cm" fo:padding-right="0.25cm" fo:wrap-option="wrap"/>
    </style:style>
    <style:style style:name="gr130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62cm" fo:min-width="1.78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5.085cm" fo:padding-top="0.125cm" fo:padding-bottom="0.125cm" fo:padding-left="0.25cm" fo:padding-right="0.25cm" fo:wrap-option="wrap"/>
    </style:style>
    <style:style style:name="gr132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133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34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35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37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38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2.033cm" fo:min-width="3.808cm" fo:padding-top="0.125cm" fo:padding-bottom="0.125cm" fo:padding-left="0.25cm" fo:padding-right="0.25cm" fo:wrap-option="wrap"/>
    </style:style>
    <style:style style:name="gr139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0.506cm" fo:min-width="1.475cm" fo:padding-top="0.125cm" fo:padding-bottom="0.125cm" fo:padding-left="0.25cm" fo:padding-right="0.25cm" fo:wrap-option="wrap"/>
    </style:style>
    <style:style style:name="gr140" style:family="graphic" style:parent-style-name="standard" style:list-style-name="L4">
      <style:graphic-properties draw:stroke="none" svg:stroke-width="0cm" draw:fill="solid" draw:fill-color="#558ed5" draw:textarea-vertical-align="middle" draw:auto-grow-height="false" draw:fit-to-size="false" fo:min-height="1.767cm" fo:min-width="2.587cm" fo:padding-top="0.125cm" fo:padding-bottom="0.125cm" fo:padding-left="0.25cm" fo:padding-right="0.25cm" fo:wrap-option="wrap"/>
    </style:style>
    <style:style style:name="gr141" style:family="graphic" style:parent-style-name="standard" style:list-style-name="L3">
      <style:graphic-properties draw:stroke="none" svg:stroke-width="0cm" draw:fill="solid" draw:fill-color="#1f497d" draw:textarea-vertical-align="middle" draw:auto-grow-height="false" draw:fit-to-size="false" fo:min-height="11.429cm" fo:min-width="1.273cm" fo:padding-top="0.125cm" fo:padding-bottom="0.125cm" fo:padding-left="0.25cm" fo:padding-right="0.25cm" fo:wrap-option="wrap"/>
    </style:style>
    <style:style style:name="gr142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3.554cm" fo:min-width="2.54cm" fo:padding-top="0.125cm" fo:padding-bottom="0.125cm" fo:padding-left="0.25cm" fo:padding-right="0.25cm" fo:wrap-option="wrap"/>
    </style:style>
    <style:style style:name="gr143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313cm" fo:min-width="1.783cm" fo:padding-top="0.125cm" fo:padding-bottom="0.125cm" fo:padding-left="0.25cm" fo:padding-right="0.25cm" fo:wrap-option="wrap"/>
    </style:style>
    <style:style style:name="gr144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307cm" fo:min-width="2.037cm" fo:padding-top="0.125cm" fo:padding-bottom="0.125cm" fo:padding-left="0.25cm" fo:padding-right="0.25cm" fo:wrap-option="wrap"/>
    </style:style>
    <style:style style:name="gr145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26cm" fo:min-width="2.034cm" fo:padding-top="0.125cm" fo:padding-bottom="0.125cm" fo:padding-left="0.25cm" fo:padding-right="0.25cm" fo:wrap-option="wrap"/>
    </style:style>
    <style:style style:name="gr146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561cm" fo:min-width="2.028cm" fo:padding-top="0.125cm" fo:padding-bottom="0.125cm" fo:padding-left="0.25cm" fo:padding-right="0.25cm" fo:wrap-option="wrap"/>
    </style:style>
    <style:style style:name="gr14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1.362cm" fo:min-width="1.832cm" fo:padding-top="0.125cm" fo:padding-bottom="0.125cm" fo:padding-left="0.25cm" fo:padding-right="0.25cm" fo:wrap-option="wrap"/>
    </style:style>
    <style:style style:name="gr14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1.362cm" fo:min-width="1.832cm" fo:padding-top="0.125cm" fo:padding-bottom="0.125cm" fo:padding-left="0.25cm" fo:padding-right="0.25cm" fo:wrap-option="wrap"/>
    </style:style>
    <style:style style:name="gr149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89cm" fo:min-width="2.774cm" fo:padding-top="0.125cm" fo:padding-bottom="0.125cm" fo:padding-left="0.25cm" fo:padding-right="0.25cm" fo:wrap-option="wrap"/>
    </style:style>
    <style:style style:name="gr150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51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68cm" fo:min-width="2.544cm" fo:padding-top="0.125cm" fo:padding-bottom="0.125cm" fo:padding-left="0.25cm" fo:padding-right="0.25cm" fo:wrap-option="wrap"/>
    </style:style>
    <style:style style:name="gr152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7cm" fo:min-width="2.036cm" fo:padding-top="0.125cm" fo:padding-bottom="0.125cm" fo:padding-left="0.25cm" fo:padding-right="0.25cm" fo:wrap-option="wrap"/>
    </style:style>
    <style:style style:name="gr153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62cm" fo:min-width="1.78cm" fo:padding-top="0.125cm" fo:padding-bottom="0.125cm" fo:padding-left="0.25cm" fo:padding-right="0.25cm" fo:wrap-option="wrap"/>
    </style:style>
    <style:style style:name="gr154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155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76cm" fo:min-width="3.524cm" fo:padding-top="0.125cm" fo:padding-bottom="0.125cm" fo:padding-left="0.25cm" fo:padding-right="0.25cm" fo:wrap-option="wrap"/>
    </style:style>
    <style:style style:name="gr156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68cm" fo:min-width="3.56cm" fo:padding-top="0.125cm" fo:padding-bottom="0.125cm" fo:padding-left="0.25cm" fo:padding-right="0.25cm" fo:wrap-option="wrap"/>
    </style:style>
    <style:style style:name="gr157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158" style:family="graphic" style:parent-style-name="standard">
      <style:graphic-properties draw:stroke="none" svg:stroke-width="0cm" draw:fill="solid" draw:fill-color="#558e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60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02cm" fo:min-width="4.326cm" fo:padding-top="0.125cm" fo:padding-bottom="0.125cm" fo:padding-left="0.25cm" fo:padding-right="0.25cm" fo:wrap-option="wrap"/>
    </style:style>
    <style:style style:name="gr161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62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76cm" fo:min-width="3.524cm" fo:padding-top="0.125cm" fo:padding-bottom="0.125cm" fo:padding-left="0.25cm" fo:padding-right="0.25cm" fo:wrap-option="wrap"/>
    </style:style>
    <style:style style:name="gr163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68cm" fo:min-width="3.56cm" fo:padding-top="0.125cm" fo:padding-bottom="0.125cm" fo:padding-left="0.25cm" fo:padding-right="0.25cm" fo:wrap-option="wrap"/>
    </style:style>
    <style:style style:name="gr164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165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82cm" fo:min-width="8.132cm" fo:padding-top="0.125cm" fo:padding-bottom="0.125cm" fo:padding-left="0.25cm" fo:padding-right="0.25cm" fo:wrap-option="wrap"/>
    </style:style>
    <style:style style:name="gr166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76cm" fo:min-width="3.524cm" fo:padding-top="0.125cm" fo:padding-bottom="0.125cm" fo:padding-left="0.25cm" fo:padding-right="0.25cm" fo:wrap-option="wrap"/>
    </style:style>
    <style:style style:name="gr167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76cm" fo:min-width="3.524cm" fo:padding-top="0.125cm" fo:padding-bottom="0.125cm" fo:padding-left="0.25cm" fo:padding-right="0.25cm" fo:wrap-option="wrap"/>
    </style:style>
    <style:style style:name="gr168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68cm" fo:min-width="3.56cm" fo:padding-top="0.125cm" fo:padding-bottom="0.125cm" fo:padding-left="0.25cm" fo:padding-right="0.25cm" fo:wrap-option="wrap"/>
    </style:style>
    <style:style style:name="gr169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68cm" fo:min-width="3.56cm" fo:padding-top="0.125cm" fo:padding-bottom="0.125cm" fo:padding-left="0.25cm" fo:padding-right="0.25cm" fo:wrap-option="wrap"/>
    </style:style>
    <style:style style:name="gr170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268cm" fo:min-width="3.56cm" fo:padding-top="0.125cm" fo:padding-bottom="0.125cm" fo:padding-left="0.25cm" fo:padding-right="0.25cm" fo:wrap-option="wrap"/>
    </style:style>
    <style:style style:name="gr171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1.776cm" fo:min-width="3.524cm" fo:padding-top="0.125cm" fo:padding-bottom="0.125cm" fo:padding-left="0.25cm" fo:padding-right="0.25cm" fo:wrap-option="wrap"/>
    </style:style>
    <style:style style:name="gr172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173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2.033cm" fo:min-width="3.808cm" fo:padding-top="0.125cm" fo:padding-bottom="0.125cm" fo:padding-left="0.25cm" fo:padding-right="0.25cm" fo:wrap-option="wrap"/>
    </style:style>
    <style:style style:name="gr174" style:family="graphic" style:parent-style-name="standard" style:list-style-name="L4">
      <style:graphic-properties draw:stroke="none" svg:stroke-width="0cm" draw:fill="solid" draw:fill-color="#558ed5" draw:textarea-vertical-align="middle" draw:auto-grow-height="false" draw:fit-to-size="false" fo:min-height="1.767cm" fo:min-width="2.587cm" fo:padding-top="0.125cm" fo:padding-bottom="0.125cm" fo:padding-left="0.25cm" fo:padding-right="0.25cm" fo:wrap-option="wrap"/>
    </style:style>
    <style:style style:name="gr175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3.554cm" fo:min-width="2.54cm" fo:padding-top="0.125cm" fo:padding-bottom="0.125cm" fo:padding-left="0.25cm" fo:padding-right="0.25cm" fo:wrap-option="wrap"/>
    </style:style>
    <style:style style:name="gr176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313cm" fo:min-width="1.783cm" fo:padding-top="0.125cm" fo:padding-bottom="0.125cm" fo:padding-left="0.25cm" fo:padding-right="0.25cm" fo:wrap-option="wrap"/>
    </style:style>
    <style:style style:name="gr177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1.362cm" fo:min-width="1.832cm" fo:padding-top="0.125cm" fo:padding-bottom="0.125cm" fo:padding-left="0.25cm" fo:padding-right="0.25cm" fo:wrap-option="wrap"/>
    </style:style>
    <style:style style:name="gr178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179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68cm" fo:min-width="2.544cm" fo:padding-top="0.125cm" fo:padding-bottom="0.125cm" fo:padding-left="0.25cm" fo:padding-right="0.25cm" fo:wrap-option="wrap"/>
    </style:style>
    <style:style style:name="gr180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62cm" fo:min-width="1.78cm" fo:padding-top="0.125cm" fo:padding-bottom="0.125cm" fo:padding-left="0.25cm" fo:padding-right="0.25cm" fo:wrap-option="wrap"/>
    </style:style>
    <style:style style:name="gr181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513cm" fo:min-width="2.295cm" fo:padding-top="0.125cm" fo:padding-bottom="0.125cm" fo:padding-left="0.25cm" fo:padding-right="0.25cm" fo:wrap-option="wrap"/>
    </style:style>
    <style:style style:name="gr182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183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1.635cm" fo:min-width="2.549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solid" svg:stroke-width="0.079cm" svg:stroke-color="#558ed5" draw:stroke-linejoin="miter" draw:fill="none" draw:textarea-vertical-align="top" draw:auto-grow-height="false" fo:min-height="6.095cm" fo:min-width="9.403cm" fo:padding-top="0.125cm" fo:padding-bottom="0.125cm" fo:padding-left="0.25cm" fo:padding-right="0.25cm" fo:wrap-option="wrap"/>
    </style:style>
    <style:style style:name="gr185" style:family="graphic" style:parent-style-name="standard" style:list-style-name="L4">
      <style:graphic-properties draw:stroke="none" svg:stroke-width="0cm" draw:fill="solid" draw:fill-color="#558ed5" draw:textarea-vertical-align="middle" draw:auto-grow-height="false" draw:fit-to-size="false" fo:min-height="1.767cm" fo:min-width="2.587cm" fo:padding-top="0.125cm" fo:padding-bottom="0.125cm" fo:padding-left="0.25cm" fo:padding-right="0.25cm" fo:wrap-option="wrap"/>
    </style:style>
    <style:style style:name="gr186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718cm" fo:min-width="3.81cm" fo:padding-top="0.125cm" fo:padding-bottom="0.125cm" fo:padding-left="0.25cm" fo:padding-right="0.25cm" fo:wrap-option="wrap"/>
    </style:style>
    <style:style style:name="gr187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313cm" fo:min-width="1.783cm" fo:padding-top="0.125cm" fo:padding-bottom="0.125cm" fo:padding-left="0.25cm" fo:padding-right="0.25cm" fo:wrap-option="wrap"/>
    </style:style>
    <style:style style:name="gr18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0.648cm" fo:min-width="1.832cm" fo:padding-top="0.125cm" fo:padding-bottom="0.125cm" fo:padding-left="0.25cm" fo:padding-right="0.25cm" fo:wrap-option="wrap"/>
    </style:style>
    <style:style style:name="gr189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0.454cm" fo:min-width="1.313cm" fo:padding-top="0.125cm" fo:padding-bottom="0.125cm" fo:padding-left="0.25cm" fo:padding-right="0.25cm" fo:wrap-option="wrap"/>
    </style:style>
    <style:style style:name="gr190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68cm" fo:min-width="2.544cm" fo:padding-top="0.125cm" fo:padding-bottom="0.125cm" fo:padding-left="0.25cm" fo:padding-right="0.25cm" fo:wrap-option="wrap"/>
    </style:style>
    <style:style style:name="gr191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12cm" fo:min-width="1.272cm" fo:padding-top="0.125cm" fo:padding-bottom="0.125cm" fo:padding-left="0.25cm" fo:padding-right="0.25cm" fo:wrap-option="wrap"/>
    </style:style>
    <style:style style:name="gr192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513cm" fo:min-width="2.295cm" fo:padding-top="0.125cm" fo:padding-bottom="0.125cm" fo:padding-left="0.25cm" fo:padding-right="0.25cm" fo:wrap-option="wrap"/>
    </style:style>
    <style:style style:name="gr193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12cm" fo:min-width="1.272cm" fo:padding-top="0.125cm" fo:padding-bottom="0.125cm" fo:padding-left="0.25cm" fo:padding-right="0.25cm" fo:wrap-option="wrap"/>
    </style:style>
    <style:style style:name="gr194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12cm" fo:min-width="2.796cm" fo:padding-top="0.125cm" fo:padding-bottom="0.125cm" fo:padding-left="0.25cm" fo:padding-right="0.25cm" fo:wrap-option="wrap"/>
    </style:style>
    <style:style style:name="gr195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12cm" fo:min-width="2.796cm" fo:padding-top="0.125cm" fo:padding-bottom="0.125cm" fo:padding-left="0.25cm" fo:padding-right="0.25cm" fo:wrap-option="wrap"/>
    </style:style>
    <style:style style:name="gr196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12cm" fo:min-width="0.986cm" fo:padding-top="0.125cm" fo:padding-bottom="0.125cm" fo:padding-left="0.25cm" fo:padding-right="0.25cm" fo:wrap-option="wrap"/>
    </style:style>
    <style:style style:name="gr197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12cm" fo:min-width="2.796cm" fo:padding-top="0.125cm" fo:padding-bottom="0.125cm" fo:padding-left="0.25cm" fo:padding-right="0.25cm" fo:wrap-option="wrap"/>
    </style:style>
    <style:style style:name="gr198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1.635cm" fo:min-width="2.549cm" fo:padding-top="0.125cm" fo:padding-bottom="0.125cm" fo:padding-left="0.25cm" fo:padding-right="0.25cm" fo:wrap-option="wrap"/>
    </style:style>
    <style:style style:name="gr199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68cm" fo:min-width="2.544cm" fo:padding-top="0.125cm" fo:padding-bottom="0.125cm" fo:padding-left="0.25cm" fo:padding-right="0.25cm" fo:wrap-option="wrap"/>
    </style:style>
    <style:style style:name="gr200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68cm" fo:min-width="2.544cm" fo:padding-top="0.125cm" fo:padding-bottom="0.125cm" fo:padding-left="0.25cm" fo:padding-right="0.25cm" fo:wrap-option="wrap"/>
    </style:style>
    <style:style style:name="gr201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12cm" fo:min-width="0.986cm" fo:padding-top="0.125cm" fo:padding-bottom="0.125cm" fo:padding-left="0.25cm" fo:padding-right="0.25cm" fo:wrap-option="wrap"/>
    </style:style>
    <style:style style:name="gr202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203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199cm" fo:min-width="31.983cm" fo:padding-top="0cm" fo:padding-bottom="0cm" fo:padding-left="0cm" fo:padding-right="0.339cm" fo:wrap-option="wrap"/>
    </style:style>
    <style:style style:name="gr204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2.033cm" fo:min-width="3.808cm" fo:padding-top="0.125cm" fo:padding-bottom="0.125cm" fo:padding-left="0.25cm" fo:padding-right="0.25cm" fo:wrap-option="wrap"/>
    </style:style>
    <style:style style:name="gr205" style:family="graphic" style:parent-style-name="standard" style:list-style-name="L4">
      <style:graphic-properties draw:stroke="none" svg:stroke-width="0cm" draw:fill="solid" draw:fill-color="#558ed5" draw:textarea-vertical-align="middle" draw:auto-grow-height="false" draw:fit-to-size="false" fo:min-height="1.767cm" fo:min-width="2.587cm" fo:padding-top="0.125cm" fo:padding-bottom="0.125cm" fo:padding-left="0.25cm" fo:padding-right="0.25cm" fo:wrap-option="wrap"/>
    </style:style>
    <style:style style:name="gr206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3.554cm" fo:min-width="2.54cm" fo:padding-top="0.125cm" fo:padding-bottom="0.125cm" fo:padding-left="0.25cm" fo:padding-right="0.25cm" fo:wrap-option="wrap"/>
    </style:style>
    <style:style style:name="gr207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313cm" fo:min-width="1.783cm" fo:padding-top="0.125cm" fo:padding-bottom="0.125cm" fo:padding-left="0.25cm" fo:padding-right="0.25cm" fo:wrap-option="wrap"/>
    </style:style>
    <style:style style:name="gr208" style:family="graphic" style:parent-style-name="standard" style:list-style-name="L4">
      <style:graphic-properties draw:stroke="solid" svg:stroke-width="0.026cm" svg:stroke-color="#7d5fa0" draw:stroke-linejoin="round" draw:fill="gradient" draw:fill-gradient-name="Gradient_20_3" draw:textarea-vertical-align="top" draw:auto-grow-height="false" draw:fit-to-size="false" fo:min-height="1.362cm" fo:min-width="1.832cm" fo:padding-top="0.125cm" fo:padding-bottom="0.125cm" fo:padding-left="0.25cm" fo:padding-right="0.25cm" fo:wrap-option="wrap"/>
    </style:style>
    <style:style style:name="gr209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47cm" fo:min-width="1.821cm" fo:padding-top="0.125cm" fo:padding-bottom="0.125cm" fo:padding-left="0.25cm" fo:padding-right="0.25cm" fo:wrap-option="wrap"/>
    </style:style>
    <style:style style:name="gr210" style:family="graphic" style:parent-style-name="standard" style:list-style-name="L3">
      <style:graphic-properties draw:stroke="none" svg:stroke-width="0cm" draw:fill="solid" draw:fill-color="#558ed5" draw:textarea-vertical-align="middle" draw:auto-grow-height="false" draw:fit-to-size="false" fo:min-height="1.068cm" fo:min-width="2.544cm" fo:padding-top="0.125cm" fo:padding-bottom="0.125cm" fo:padding-left="0.25cm" fo:padding-right="0.25cm" fo:wrap-option="wrap"/>
    </style:style>
    <style:style style:name="gr211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762cm" fo:min-width="1.78cm" fo:padding-top="0.125cm" fo:padding-bottom="0.125cm" fo:padding-left="0.25cm" fo:padding-right="0.25cm" fo:wrap-option="wrap"/>
    </style:style>
    <style:style style:name="gr212" style:family="graphic" style:parent-style-name="standard" style:list-style-name="L3">
      <style:graphic-properties draw:stroke="none" svg:stroke-width="0cm" draw:fill="gradient" draw:fill-gradient-name="Gradient_20_2" draw:textarea-vertical-align="middle" draw:auto-grow-height="false" draw:fit-to-size="false" fo:min-height="0.513cm" fo:min-width="2.295cm" fo:padding-top="0.125cm" fo:padding-bottom="0.125cm" fo:padding-left="0.25cm" fo:padding-right="0.25cm" fo:wrap-option="wrap"/>
    </style:style>
    <style:style style:name="gr213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08cm" fo:min-width="10.161cm" fo:padding-top="0.125cm" fo:padding-bottom="0.125cm" fo:padding-left="0.25cm" fo:padding-right="0.25cm" fo:wrap-option="wrap"/>
    </style:style>
    <style:style style:name="gr214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08cm" fo:min-width="10.161cm" fo:padding-top="0.125cm" fo:padding-bottom="0.125cm" fo:padding-left="0.25cm" fo:padding-right="0.25cm" fo:wrap-option="wrap"/>
    </style:style>
    <style:style style:name="gr215" style:family="graphic" style:parent-style-name="standard" style:list-style-name="L4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508cm" fo:min-width="10.16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style:line-height-at-least="0cm" fo:text-align="start" fo:text-indent="0cm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558ed5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f81bd"/>
      <style:paragraph-properties fo:text-align="start"/>
      <style:text-properties fo:font-size="18pt"/>
    </style:style>
    <style:style style:name="P14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15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c3d69b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79646"/>
      <style:paragraph-properties fo:text-align="start"/>
      <style:text-properties fo:font-size="18pt"/>
    </style:style>
    <style:style style:name="P19" style:family="paragraph">
      <loext:graphic-properties draw:fill="solid" draw:fill-color="#558ed5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gradient" draw:fill-gradient-name="Gradient_20_2"/>
      <style:paragraph-properties fo:margin-top="0cm" fo:margin-bottom="0cm" fo:line-height="100%" fo:text-align="center" style:font-independent-line-spacing="true"/>
      <style:text-properties fo:font-size="18pt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27" style:family="paragraph">
      <loext:graphic-properties draw:fill="gradient" draw:fill-gradient-name="Gradient_20_3"/>
      <style:paragraph-properties fo:margin-top="0cm" fo:margin-bottom="0cm" fo:text-align="start" style:font-independent-line-spacing="true"/>
      <style:text-properties fo:font-size="18pt"/>
    </style:style>
    <style:style style:name="P28" style:family="paragraph">
      <loext:graphic-properties draw:fill="solid" draw:fill-color="#1f497d"/>
      <style:paragraph-properties fo:margin-top="0cm" fo:margin-bottom="0cm" fo:line-height="100%" fo:text-align="center" style:font-independent-line-spacing="true"/>
      <style:text-properties fo:font-size="18pt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4d4d4d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" style:family="text">
      <style:text-properties fo:font-variant="normal" fo:text-transform="none" fo:color="#4d4d4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4d4d4d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メイリオ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メイリオ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メイリオ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メイリオ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メイリオ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メイリオ1" style:font-size-asian="25pt" style:font-style-asian="normal" style:font-weight-asian="bold" style:font-name-complex="DejaVu Sans2" style:font-size-complex="25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メイリオ1" style:font-size-asian="26pt" style:font-style-asian="normal" style:font-weight-asian="bold" style:font-name-complex="DejaVu Sans2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7cm" text:min-label-width="0.593cm"/>
        <style:text-properties fo:font-family="Wingdings" style:font-charset="x-symbol" fo:color="#4d4d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32.01cm" svg:height="4.732cm" svg:x="0.934cm" svg:y="6.152cm">
          <text:p text:style-name="P1"><text:span text:style-name="T1">iunis design &amp; architecture (draf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2.01cm" svg:height="1.182cm" svg:x="0.934cm" svg:y="12.589cm">
          <text:p text:style-name="P1"><text:span text:style-name="T2">cayen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4" draw:text-style-name="P2" draw:layer="layout" svg:width="20.09cm" svg:height="6.732cm" svg:x="0.953cm" svg:y="3.269cm">
          <text:list text:style-name="L2">
            <text:list-item>
              <text:p text:style-name="P4"><text:span text:style-name="T3">Iunis overview</text:span></text:p>
            </text:list-item>
            <text:list-item>
              <text:p text:style-name="P4"><text:span text:style-name="T3">pattern</text:span></text:p>
            </text:list-item>
            <text:list-item>
              <text:p text:style-name="P4"><text:span text:style-name="T3">Class object</text:span></text:p>
            </text:list-item>
            <text:list-item>
              <text:p text:style-name="P4"><text:span text:style-name="T3">Language</text:span></text:p>
            </text:list-item>
            <text:list-item>
              <text:p text:style-name="P4"><text:span text:style-name="T3">Body</text:span></text:p>
            </text:list-item>
            <text:list-item>
              <text:p text:style-name="P4"><text:span text:style-name="T3">Brain</text:span></text:p>
            </text:list-item>
            <text:list-item>
              <text:p text:style-name="P4"><text:span text:style-name="T3">Computer overview</text:span></text:p>
            </text:list-item>
            <text:list-item>
              <text:p text:style-name="P4"><text:span text:style-name="T3">Interrupt</text:span></text:p>
            </text:list-item>
            <text:list-item>
              <text:p text:style-name="P4"><text:span text:style-name="T3">Make image</text:span></text:p>
            </text:list-item>
            <text:list-item>
              <text:p text:style-name="P4"><text:span text:style-name="T3">Load </text:span></text:p>
            </text:list-item>
            <text:list-item>
              <text:p text:style-name="P4"><text:span text:style-name="T3">Execute</text:span></text:p>
            </text:list-item>
            <text:list-item>
              <text:p text:style-name="P4"><text:span text:style-name="T3">gi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3"/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1.991cm" svg:height="2cm" svg:x="0.953cm" svg:y="0.786cm">
          <text:p text:style-name="P5"><text:span text:style-name="T5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5" draw:text-style-name="P7" draw:layer="layout" svg:width="6.266cm" svg:height="11.415cm" svg:x="10.991cm" svg:y="2.794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4.303cm" svg:height="1.255cm" svg:x="19.3cm" svg:y="4.318cm">
          <text:p text:style-name="P1"><text:span text:style-name="T6">ap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3.033cm" svg:height="5.573cm" svg:x="12.426cm" svg:y="9.144cm">
          <text:p text:style-name="P1"><text:span text:style-name="T6">vf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4.557cm" svg:height="6.589cm" svg:x="-4.084cm" svg:y="0cm">
          <text:p text:style-name="P1"><text:span text:style-name="T6">Driver modul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8" draw:layer="layout" svg:width="3.287cm" svg:height="5.827cm" svg:x="3.028cm" svg:y="13.716cm">
          <text:p text:style-name="P1"><text:span text:style-name="T6">Char </text:span></text:p>
          <text:p text:style-name="P1"><text:span text:style-name="T6">Register</text:span></text:p>
          <text:p text:style-name="P1"><text:span text:style-name="T6">Add</text:span></text:p>
          <text:p text:style-name="P1"><text:span text:style-name="T6">Start</text:span></text:p>
          <text:p text:style-name="P1"><text:span text:style-name="T6">fop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9" draw:layer="layout" svg:width="2.271cm" svg:height="1.509cm" svg:x="-2.794cm" svg:y="13.208cm">
          <text:p text:style-name="P1"><text:span text:style-name="T4">bu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9" draw:layer="layout" svg:width="2.271cm" svg:height="1.509cm" svg:x="-4.572cm" svg:y="15.748cm">
          <text:p text:style-name="P1"><text:span text:style-name="T4">devic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7" draw:text-style-name="P9" draw:layer="layout" svg:width="2.271cm" svg:height="1.509cm" svg:x="-1.016cm" svg:y="15.494cm">
          <text:p text:style-name="P1"><text:span text:style-name="T4">dri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7" draw:text-style-name="P9" draw:layer="layout" svg:width="2.271cm" svg:height="1.509cm" svg:x="-4.064cm" svg:y="7.112cm">
          <text:p text:style-name="P1"><text:span text:style-name="T4">bu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" draw:text-style-name="P9" draw:layer="layout" svg:width="2.271cm" svg:height="1.509cm" svg:x="-5.842cm" svg:y="9.652cm">
          <text:p text:style-name="P1"><text:span text:style-name="T4">devic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9" draw:layer="layout" svg:width="2.271cm" svg:height="1.509cm" svg:x="-2.286cm" svg:y="9.398cm">
          <text:p text:style-name="P1"><text:span text:style-name="T4">dri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8" draw:text-style-name="P10" draw:layer="layout" svg:width="2.525cm" svg:height="2.016cm" svg:x="-5.08cm" svg:y="11.17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8" draw:text-style-name="P10" draw:layer="layout" svg:width="2.525cm" svg:height="2.016cm" svg:x="-3.302cm" svg:y="8.1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" draw:text-style-name="P10" draw:layer="layout" svg:width="1.255cm" svg:height="1.763cm" svg:x="-4.846cm" svg:y="7.87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" draw:text-style-name="P10" draw:layer="layout" svg:width="1.255cm" svg:height="1.763cm" svg:x="-4.084cm" svg:y="14.22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" draw:text-style-name="P10" draw:layer="layout" svg:width="1.255cm" svg:height="1.001cm" svg:x="-1.524cm" svg:y="14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" draw:text-style-name="P8" draw:layer="layout" svg:width="4.303cm" svg:height="5.573cm" svg:x="7.854cm" svg:y="12.7cm">
          <text:p text:style-name="P1"><text:span text:style-name="T6">File </text:span></text:p>
          <text:p text:style-name="P1"><text:span text:style-name="T6">Inode</text:span></text:p>
          <text:p text:style-name="P1"><text:span text:style-name="T6">Dentry</text:span></text:p>
          <text:p text:style-name="P1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11" draw:layer="layout" svg:width="4.303cm" svg:height="2.09cm" svg:x="0.77cm" svg:y="12.446cm">
          <text:p text:style-name="P1"><text:span text:style-name="T6"><text:tab/></text:span><text:span text:style-name="T6"><text:tab/></text:span><text:span text:style-name="T6">Probe</text:span></text:p>
          <text:p text:style-name="P1"><text:span text:style-name="T6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" draw:text-style-name="P12" draw:layer="layout" svg:width="7.841cm" svg:height="3.149cm" svg:x="13.97cm" svg:y="5.988cm">
          <text:p text:style-name="P1"><text:span text:style-name="T7">sys_ca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5" draw:text-style-name="P7" draw:layer="layout" svg:width="5.319cm" svg:height="3.795cm" svg:x="-1.524cm" svg:y="2.286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4.303cm" svg:height="1.255cm" svg:x="8.616cm" svg:y="1.27cm">
          <text:p text:style-name="P1"><text:span text:style-name="T6">objec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2.525cm" svg:height="2.016cm" svg:x="-3.302cm" svg:y="8.1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10" draw:layer="layout" svg:width="1.255cm" svg:height="1.763cm" svg:x="-4.846cm" svg:y="7.87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7" draw:layer="layout" svg:width="5.319cm" svg:height="3.795cm" svg:x="2.032cm" svg:y="1.016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2" draw:layer="layout" svg:width="12.316cm" svg:height="3.783cm" svg:x="6.719cm" svg:y="3.81cm">
          <text:p text:style-name="P1"><text:span text:style-name="T7">Serialized large packet sent from Hos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13" draw:layer="layout" svg:width="1.738cm" svg:height="2.404cm" draw:transform="rotate (-1.5707963267949) translate (13.785cm 8.87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2" draw:text-style-name="P14" draw:layer="layout" svg:width="12.316cm" svg:height="7.008cm" svg:x="4.826cm" svg:y="10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3" draw:text-style-name="P12" draw:layer="layout" svg:width="3.689cm" svg:height="2.099cm" svg:x="6.964cm" svg:y="10.84cm">
          <text:p text:style-name="P1"><text:span text:style-name="T8">ey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0" draw:text-style-name="P12" draw:layer="layout" svg:width="7.841cm" svg:height="3.149cm" svg:x="10.414cm" svg:y="12.33cm">
          <text:p text:style-name="P1"><text:span text:style-name="T7">Neuron brain</text:span></text:p>
          <text:p text:style-name="P1"><text:span text:style-name="T7">New cortex</text:span></text:p>
          <text:p text:style-name="P1"><text:span text:style-name="T7">Con sci ous</text:span></text:p>
          <text:p text:style-name="P1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4" draw:text-style-name="P10" draw:layer="layout" svg:width="0.796cm" svg:height="1.994cm" draw:transform="rotate (-1.5707963267949) translate (9.614cm 14.971cm)">
          <text:p/>
          <draw:enhanced-geometry draw:mirror-horizontal="true" draw:mirror-vertical="true" svg:viewBox="0 0 0 0" draw:text-areas="0 0 ?f10 ?f11" draw:type="ooxml-curvedConnector4" draw:modifiers="-141126 9605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12" draw:style-name="gr15" draw:text-style-name="P2" draw:layer="layout" svg:width="10.269cm" svg:height="0.785cm" svg:x="-1.596cm" svg:y="14.321cm">
          <text:p text:style-name="P1"><text:span text:style-name="T7">iuniverse →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5.045cm" svg:height="0.918cm" svg:x="2.428cm" svg:y="4.709cm">
          <text:p text:style-name="P1"><text:span text:style-name="T9">Receive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12" draw:layer="layout" svg:width="3.689cm" svg:height="2.099cm" svg:x="4.572cm" svg:y="12.446cm">
          <text:p text:style-name="P1"><text:span text:style-name="T8">e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3" draw:text-style-name="P12" draw:layer="layout" svg:width="3.689cm" svg:height="2.099cm" svg:x="4.932cm" svg:y="13.883cm">
          <text:p text:style-name="P1"><text:span text:style-name="T8">Peni virgi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0" draw:text-style-name="P12" draw:layer="layout" svg:width="9.014cm" svg:height="3.783cm" svg:x="6.719cm" svg:y="2.806cm">
          <text:p text:style-name="P1"><text:span text:style-name="T7">comput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0" draw:text-style-name="P12" draw:layer="layout" svg:width="7.841cm" svg:height="3.149cm" svg:x="-4.154cm" svg:y="8.52cm">
          <text:p text:style-name="P1"><text:span text:style-name="T7">ma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" draw:text-style-name="P12" draw:layer="layout" svg:width="3.287cm" svg:height="1.625cm" svg:x="-4.426cm" svg:y="3.948cm">
          <text:p text:style-name="P1"><text:span text:style-name="T7">su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0" draw:text-style-name="P12" draw:layer="layout" svg:width="3.287cm" svg:height="1.625cm" svg:x="-3.41cm" svg:y="2.794cm">
          <text:p text:style-name="P1"><text:span text:style-name="T7">ob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0" draw:text-style-name="P12" draw:layer="layout" svg:width="3.287cm" svg:height="1.625cm" svg:x="-2.394cm" svg:y="4.826cm">
          <text:p text:style-name="P1"><text:span text:style-name="T7">ligh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0" draw:text-style-name="P12" draw:layer="layout" svg:width="3.287cm" svg:height="1.625cm" svg:x="-1.124cm" svg:y="3.81cm">
          <text:p text:style-name="P1"><text:span text:style-name="T7">hea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1" draw:text-style-name="P13" draw:layer="layout" svg:width="1.738cm" svg:height="2.404cm" draw:transform="rotate (2.15705242253979) translate (0.746cm 13.9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13" draw:text-style-name="P12" draw:layer="layout" svg:width="1.657cm" svg:height="2.099cm" svg:x="10.306cm" svg:y="15.412cm">
          <text:p text:style-name="P1"><text:span text:style-name="T8">d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4" draw:style-name="gr16" draw:text-style-name="P10" draw:layer="layout" svg:x1="31.355cm" svg:y1="4.544cm" svg:x2="31.356cm" svg:y2="10.16cm">
          <text:p/>
        </draw:line>
        <draw:custom-shape draw:name="CustomShape 25" draw:style-name="gr15" draw:text-style-name="P2" draw:layer="layout" svg:width="2.02cm" svg:height="0.61cm" svg:x="23.179cm" svg:y="1.242cm">
          <text:p text:style-name="P1"><text:span text:style-name="T9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186cm" svg:height="0.612cm" svg:x="31.75cm" svg:y="4.572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7" draw:text-style-name="P15" draw:layer="layout" svg:width="3.594cm" svg:height="1.44cm" svg:x="25.899cm" svg:y="5.593cm">
          <text:p text:style-name="P1"><text:span text:style-name="T9">A-Z aphabet </text:span></text:p>
          <text:p text:style-name="P1"><text:span text:style-name="T9">eng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7" draw:text-style-name="P15" draw:layer="layout" svg:width="3.594cm" svg:height="1.44cm" svg:x="33.386cm" svg:y="5.593cm">
          <text:p text:style-name="P1"><text:span text:style-name="T9">A e I o 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8" draw:text-style-name="P16" draw:layer="layout" svg:width="3.481cm" svg:height="1.44cm" svg:x="33.443cm" svg:y="8.943cm">
          <text:p text:style-name="P1"><text:span text:style-name="T7">DNA <text:s/>AG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9" draw:text-style-name="P17" draw:layer="layout" svg:width="3.594cm" svg:height="0.817cm" svg:x="25.899cm" svg:y="8.943cm">
          <text:p text:style-name="P1"><text:span text:style-name="T10">m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0" draw:text-style-name="P18" draw:layer="layout" svg:width="3.371cm" svg:height="0.421cm" svg:x="29.794cm" svg:y="5.9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20" draw:text-style-name="P18" draw:layer="layout" svg:width="1.667cm" svg:height="0.421cm" draw:transform="rotate (1.5707963267949) translate (27.162cm 8.81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20" draw:text-style-name="P18" draw:layer="layout" svg:width="1.668cm" svg:height="0.422cm" draw:transform="rotate (-1.5707963267949) translate (35.008cm 7.17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4" draw:style-name="gr13" draw:text-style-name="P12" draw:layer="layout" svg:width="2.461cm" svg:height="0.511cm" svg:x="34.614cm" svg:y="7.753cm">
          <text:p text:style-name="P1"><text:span text:style-name="T8">packe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12" draw:text-style-name="P14" draw:layer="layout" svg:width="4.748cm" svg:height="2.974cm" svg:x="21.844cm" svg:y="7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3" draw:text-style-name="P12" draw:layer="layout" svg:width="2.462cm" svg:height="0.511cm" svg:x="22.953cm" svg:y="8.109cm">
          <text:p text:style-name="P1"><text:span text:style-name="T8">Maths law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0" draw:text-style-name="P12" draw:layer="layout" svg:width="4.255cm" svg:height="1.861cm" svg:x="22.056cm" svg:y="8.825cm">
          <text:p text:style-name="P1"><text:span text:style-name="T11">Symblic univer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4" draw:text-style-name="P10" draw:layer="layout" svg:width="1.223cm" svg:height="0.437cm" svg:x="24.171cm" svg:y="8.372cm">
          <text:p/>
          <draw:enhanced-geometry draw:mirror-horizontal="true" draw:mirror-vertical="false" svg:viewBox="0 0 0 0" draw:text-areas="0 0 ?f10 ?f11" draw:type="ooxml-curvedConnector4" draw:modifiers="-54283 7905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39" draw:style-name="gr21" draw:text-style-name="P10" draw:layer="layout" svg:width="9.674cm" svg:height="0.881cm" svg:x="25.271cm" svg:y="8.20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5" draw:text-style-name="P2" draw:layer="layout" svg:width="3.368cm" svg:height="0.61cm" svg:x="22.533cm" svg:y="7.334cm">
          <text:p text:style-name="P1"><text:span text:style-name="T9">Find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5.998cm" svg:height="1.057cm" svg:x="26.338cm" svg:y="10.16cm">
          <text:p text:style-name="P1"><text:span text:style-name="T7">← </text:span><text:span text:style-name="T7">number and sharp </text:span></text:p>
          <text:p text:style-name="P1"><text:span text:style-name="T7">Geo axis y z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6" draw:text-style-name="P10" draw:layer="layout" svg:x1="19.304cm" svg:y1="3.782cm" svg:x2="19.305cm" svg:y2="16.764cm">
          <text:p/>
        </draw:line>
        <draw:custom-shape draw:name="CustomShape 43" draw:style-name="gr19" draw:text-style-name="P17" draw:layer="layout" svg:width="3.594cm" svg:height="0.817cm" svg:x="25.855cm" svg:y="11.586cm">
          <text:p text:style-name="P1"><text:span text:style-name="T10">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" draw:text-style-name="P12" draw:layer="layout" svg:width="3.477cm" svg:height="0.511cm" svg:x="32.258cm" svg:y="11.13cm">
          <text:p text:style-name="P1"><text:span text:style-name="T8">Physics electr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7" draw:text-style-name="P15" draw:layer="layout" svg:width="3.594cm" svg:height="1.44cm" svg:x="25.908cm" svg:y="13.531cm">
          <text:p text:style-name="P1"><text:span text:style-name="T9">Cirriu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7" draw:text-style-name="P15" draw:layer="layout" svg:width="3.594cm" svg:height="1.44cm" svg:x="25.855cm" svg:y="15.494cm">
          <text:p text:style-name="P1"><text:span text:style-name="T9">geome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2" draw:layer="layout" svg:width="3.477cm" svg:height="0.511cm" svg:x="29.274cm" svg:y="11.586cm">
          <text:p text:style-name="P1"><text:span text:style-name="T8">Asm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13" draw:text-style-name="P12" draw:layer="layout" svg:width="3.477cm" svg:height="0.511cm" svg:x="29.528cm" svg:y="12.428cm">
          <text:p text:style-name="P1"><text:span text:style-name="T8">lis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3" draw:text-style-name="P12" draw:layer="layout" svg:width="3.477cm" svg:height="0.511cm" svg:x="30.226cm" svg:y="13.208cm">
          <text:p text:style-name="P1"><text:span text:style-name="T8">algorith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13" draw:text-style-name="P12" draw:layer="layout" svg:width="3.477cm" svg:height="0.511cm" svg:x="28.956cm" svg:y="8.872cm">
          <text:p text:style-name="P1"><text:span text:style-name="T8">Neoton calcul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3" draw:text-style-name="P12" draw:layer="layout" svg:width="3.477cm" svg:height="0.511cm" svg:x="30.195cm" svg:y="13.861cm">
          <text:p text:style-name="P1"><text:span text:style-name="T8">UM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15" draw:text-style-name="P2" draw:layer="layout" svg:width="1.186cm" svg:height="0.612cm" svg:x="23.346cm" svg:y="2.954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3" draw:text-style-name="P12" draw:layer="layout" svg:width="3.477cm" svg:height="0.511cm" svg:x="24.638cm" svg:y="2.776cm">
          <text:p text:style-name="P1"><text:span text:style-name="T8">UML ppt vis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3" draw:text-style-name="P12" draw:layer="layout" svg:width="3.477cm" svg:height="0.511cm" svg:x="25.146cm" svg:y="2.032cm">
          <text:p text:style-name="P1"><text:span text:style-name="T8">Paper penci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3" draw:text-style-name="P12" draw:layer="layout" svg:width="3.477cm" svg:height="0.511cm" svg:x="24.702cm" svg:y="3.556cm">
          <text:p text:style-name="P1"><text:span text:style-name="T8">Vim find grep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3" draw:text-style-name="P12" draw:layer="layout" svg:width="3.477cm" svg:height="0.511cm" svg:x="28.258cm" svg:y="3.302cm">
          <text:p text:style-name="P1"><text:span text:style-name="T8">Vim cscop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6" draw:text-style-name="P8" draw:layer="layout" svg:width="3.04cm" svg:height="2.024cm" svg:x="8.374cm" svg:y="22.606cm">
          <text:p text:style-name="P1"><text:span text:style-name="T12">23 a chromesom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6" draw:text-style-name="P8" draw:layer="layout" svg:width="2.271cm" svg:height="1.77cm" svg:x="11.671cm" svg:y="22.606cm">
          <text:p text:style-name="P6"><text:span text:style-name="T13">23 b chromesom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22" draw:text-style-name="P10" draw:layer="layout" svg:x1="9.652cm" svg:y1="20.32cm" svg:x2="12.446cm" svg:y2="20.321cm">
          <text:p/>
        </draw:line>
        <draw:custom-shape draw:name="CustomShape 60" draw:style-name="gr17" draw:text-style-name="P15" draw:layer="layout" svg:width="5.834cm" svg:height="2.278cm" svg:x="13.208cm" svg:y="19.304cm">
          <text:p text:style-name="P1"><text:span text:style-name="T9">Pre serve</text:span></text:p>
          <text:p text:style-name="P1"><text:span text:style-name="T9">Pre servation </text:span></text:p>
          <text:p text:style-name="P1"><text:span text:style-name="T9">Sur vivid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9" draw:text-style-name="P17" draw:layer="layout" svg:width="3.594cm" svg:height="0.817cm" svg:x="9.352cm" svg:y="20.828cm">
          <text:p text:style-name="P1"><text:span text:style-name="T10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6" draw:text-style-name="P8" draw:layer="layout" svg:width="3.04cm" svg:height="2.024cm" svg:x="5.072cm" svg:y="19.558cm">
          <text:p text:style-name="P1"><text:span text:style-name="T12">protei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23" draw:text-style-name="P9" draw:layer="layout" svg:width="4.94cm" svg:height="6.088cm" svg:x="24.384cm" svg:y="19.812cm">
          <text:p text:style-name="P1"><text:span text:style-name="T4">Scire : to know</text:span></text:p>
          <text:p text:style-name="P1"><text:span text:style-name="T4">Sci ence</text:span></text:p>
          <draw:enhanced-geometry draw:mirror-horizontal="false" draw:mirror-vertical="false" svg:viewBox="0 0 0 0" draw:text-areas="?f38 ?f38 ?f39 ?f40" draw:type="ooxml-wedgeRoundRectCallout" draw:modifiers="-29347 -1675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6" draw:text-style-name="P8" draw:layer="layout" svg:width="4.303cm" svg:height="1.255cm" svg:x="13.39cm" svg:y="16.014cm">
          <text:p text:style-name="P1"><text:span text:style-name="T6">tim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2.525cm" svg:height="2.016cm" svg:x="4.098cm" svg:y="6.9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10" draw:layer="layout" svg:width="1.255cm" svg:height="1.763cm" svg:x="2.554cm" svg:y="6.67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0" draw:text-style-name="P12" draw:layer="layout" svg:width="3.646cm" svg:height="2.329cm" svg:x="13.368cm" svg:y="3.509cm">
          <text:p text:style-name="P1"><text:span text:style-name="T7">eart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" draw:text-style-name="P13" draw:layer="layout" svg:width="2.044cm" svg:height="0.811cm" draw:transform="rotate (-1.5707963267949) translate (19.592cm 7.67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2" draw:text-style-name="P14" draw:layer="layout" svg:width="11.172cm" svg:height="6.257cm" svg:x="12.226cm" svg:y="9.5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3" draw:text-style-name="P12" draw:layer="layout" svg:width="3.689cm" svg:height="2.099cm" svg:x="14.364cm" svg:y="9.64cm">
          <text:p text:style-name="P1"><text:span text:style-name="T8">ey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0" draw:text-style-name="P12" draw:layer="layout" svg:width="5.861cm" svg:height="2.595cm" svg:x="23.091cm" svg:y="9.339cm">
          <text:p text:style-name="P1"><text:span text:style-name="T7">Neuron brain</text:span></text:p>
          <text:p text:style-name="P1"><text:span text:style-name="T7">New cortex</text:span></text:p>
          <text:p text:style-name="P1"><text:span text:style-name="T7">Con sci ous</text:span></text:p>
          <text:p text:style-name="P1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4" draw:text-style-name="P10" draw:layer="layout" svg:width="0.796cm" svg:height="1.994cm" draw:transform="rotate (-1.5707963267949) translate (17.014cm 13.771cm)">
          <text:p/>
          <draw:enhanced-geometry draw:mirror-horizontal="true" draw:mirror-vertical="true" svg:viewBox="0 0 0 0" draw:text-areas="0 0 ?f10 ?f11" draw:type="ooxml-curvedConnector4" draw:modifiers="-141126 9605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10" draw:style-name="gr13" draw:text-style-name="P12" draw:layer="layout" svg:width="3.689cm" svg:height="2.099cm" svg:x="11.972cm" svg:y="11.246cm">
          <text:p text:style-name="P1"><text:span text:style-name="T8">e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3" draw:text-style-name="P12" draw:layer="layout" svg:width="3.689cm" svg:height="2.099cm" svg:x="12.332cm" svg:y="12.683cm">
          <text:p text:style-name="P1"><text:span text:style-name="T8">Peni virgi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0" draw:text-style-name="P12" draw:layer="layout" svg:width="4.026cm" svg:height="1.958cm" svg:x="19.084cm" svg:y="4.134cm">
          <text:p text:style-name="P1"><text:span text:style-name="T7">comput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0" draw:text-style-name="P12" draw:layer="layout" svg:width="5.64cm" svg:height="2.328cm" svg:x="3.246cm" svg:y="7.32cm">
          <text:p text:style-name="P1"><text:span text:style-name="T7">ma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0" draw:text-style-name="P12" draw:layer="layout" svg:width="3.287cm" svg:height="1.625cm" svg:x="2.974cm" svg:y="3.848cm">
          <text:p text:style-name="P1"><text:span text:style-name="T7">su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0" draw:text-style-name="P12" draw:layer="layout" svg:width="3.287cm" svg:height="1.625cm" svg:x="3.99cm" svg:y="2.694cm">
          <text:p text:style-name="P1"><text:span text:style-name="T7">ob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0" draw:text-style-name="P12" draw:layer="layout" svg:width="3.287cm" svg:height="1.625cm" svg:x="5.006cm" svg:y="4.726cm">
          <text:p text:style-name="P1"><text:span text:style-name="T7">ligh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0" draw:text-style-name="P12" draw:layer="layout" svg:width="3.287cm" svg:height="1.625cm" svg:x="6.276cm" svg:y="3.71cm">
          <text:p text:style-name="P1"><text:span text:style-name="T7">hea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" draw:text-style-name="P13" draw:layer="layout" svg:width="2.514cm" svg:height="0.767cm" draw:transform="rotate (2.15705242253979) translate (9.937cm 12.51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3" draw:text-style-name="P12" draw:layer="layout" svg:width="1.657cm" svg:height="2.099cm" svg:x="17.706cm" svg:y="14.212cm">
          <text:p text:style-name="P1"><text:span text:style-name="T8">d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" draw:text-style-name="P10" draw:layer="layout" svg:width="7.87cm" svg:height="0.001cm" svg:x="4.064cm" svg:y="15.2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" draw:text-style-name="P10" draw:layer="layout" svg:width="0.001cm" svg:height="5.838cm" svg:x="3.809cm" svg:y="8.88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8" draw:text-style-name="P10" draw:layer="layout" svg:width="2.79cm" svg:height="2.536cm" svg:x="1.012cm" svg:y="14.73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" draw:text-style-name="P10" draw:layer="layout" svg:width="7.87cm" svg:height="0.001cm" svg:x="11.43cm" svg:y="17.27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" draw:text-style-name="P8" draw:layer="layout" svg:width="4.303cm" svg:height="1.255cm" svg:x="12.183cm" svg:y="1.535cm">
          <text:p text:style-name="P1"><text:span text:style-name="T6">objec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2" draw:layer="layout" svg:width="32.32cm" svg:height="1.198cm" svg:x="0.778cm" svg:y="0.463cm">
          <text:p text:style-name="P5"><text:span text:style-name="T14">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25" draw:text-style-name="P19" draw:layer="layout" svg:width="4.303cm" svg:height="1.255cm" svg:x="13.39cm" svg:y="16.014cm">
          <text:p text:style-name="P1"><text:span text:style-name="T6">tim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0" draw:layer="layout" svg:width="2.525cm" svg:height="2.016cm" svg:x="4.098cm" svg:y="6.9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7" draw:text-style-name="P10" draw:layer="layout" svg:width="1.255cm" svg:height="1.763cm" svg:x="2.554cm" svg:y="6.67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8" draw:text-style-name="P20" draw:layer="layout" svg:width="3.646cm" svg:height="2.329cm" svg:x="10.07cm" svg:y="2.794cm">
          <text:p text:style-name="P1"><text:span text:style-name="T7">eart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9" draw:text-style-name="P13" draw:layer="layout" svg:width="2.044cm" svg:height="0.811cm" draw:transform="rotate (-1.5707963267949) translate (19.592cm 7.67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30" draw:text-style-name="P14" draw:layer="layout" svg:width="11.172cm" svg:height="6.257cm" svg:x="12.226cm" svg:y="9.5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20" draw:layer="layout" svg:width="3.689cm" svg:height="2.099cm" svg:x="14.364cm" svg:y="9.64cm">
          <text:p text:style-name="P1"><text:span text:style-name="T8">ey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2" draw:text-style-name="P20" draw:layer="layout" svg:width="5.861cm" svg:height="2.595cm" svg:x="19.793cm" svg:y="9.718cm">
          <text:p text:style-name="P1"><text:span text:style-name="T7">Neuron brain</text:span></text:p>
          <text:p text:style-name="P1"><text:span text:style-name="T7">New cortex</text:span></text:p>
          <text:p text:style-name="P1"><text:span text:style-name="T7">Con sci ous</text:span></text:p>
          <text:p text:style-name="P1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3" draw:text-style-name="P10" draw:layer="layout" svg:width="0.796cm" svg:height="1.994cm" draw:transform="rotate (-1.5707963267949) translate (17.014cm 13.771cm)">
          <text:p/>
          <draw:enhanced-geometry draw:mirror-horizontal="true" draw:mirror-vertical="true" svg:viewBox="0 0 0 0" draw:text-areas="0 0 ?f10 ?f11" draw:type="ooxml-curvedConnector4" draw:modifiers="-141126 9605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10" draw:style-name="gr34" draw:text-style-name="P20" draw:layer="layout" svg:width="3.689cm" svg:height="2.099cm" svg:x="11.972cm" svg:y="11.246cm">
          <text:p text:style-name="P1"><text:span text:style-name="T8">e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5" draw:text-style-name="P20" draw:layer="layout" svg:width="3.689cm" svg:height="2.099cm" svg:x="12.332cm" svg:y="12.683cm">
          <text:p text:style-name="P1"><text:span text:style-name="T8">Peni virgi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6" draw:text-style-name="P20" draw:layer="layout" svg:width="4.026cm" svg:height="1.958cm" svg:x="14.77cm" svg:y="3.048cm">
          <text:p text:style-name="P1"><text:span text:style-name="T7">comput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7" draw:text-style-name="P20" draw:layer="layout" svg:width="5.64cm" svg:height="2.328cm" svg:x="3.246cm" svg:y="7.32cm">
          <text:p text:style-name="P1"><text:span text:style-name="T7">ma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8" draw:text-style-name="P20" draw:layer="layout" svg:width="3.287cm" svg:height="1.625cm" svg:x="2.974cm" svg:y="3.848cm">
          <text:p text:style-name="P1"><text:span text:style-name="T7">su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9" draw:text-style-name="P20" draw:layer="layout" svg:width="3.287cm" svg:height="1.625cm" svg:x="3.99cm" svg:y="2.694cm">
          <text:p text:style-name="P1"><text:span text:style-name="T7">ob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0" draw:text-style-name="P20" draw:layer="layout" svg:width="3.287cm" svg:height="1.625cm" svg:x="5.006cm" svg:y="4.726cm">
          <text:p text:style-name="P1"><text:span text:style-name="T7">ligh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41" draw:text-style-name="P20" draw:layer="layout" svg:width="3.287cm" svg:height="1.625cm" svg:x="6.276cm" svg:y="3.71cm">
          <text:p text:style-name="P1"><text:span text:style-name="T7">hea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2" draw:text-style-name="P13" draw:layer="layout" svg:width="2.514cm" svg:height="0.767cm" draw:transform="rotate (2.15705242253979) translate (9.937cm 12.51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43" draw:text-style-name="P20" draw:layer="layout" svg:width="1.657cm" svg:height="2.099cm" svg:x="17.706cm" svg:y="14.212cm">
          <text:p text:style-name="P1"><text:span text:style-name="T8">d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4" draw:text-style-name="P10" draw:layer="layout" svg:width="7.87cm" svg:height="0.001cm" svg:x="4.064cm" svg:y="14.7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5" draw:text-style-name="P10" draw:layer="layout" svg:width="0.001cm" svg:height="5.838cm" svg:x="3.809cm" svg:y="8.88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46" draw:text-style-name="P10" draw:layer="layout" svg:width="2.79cm" svg:height="2.536cm" svg:x="1.012cm" svg:y="14.73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44" draw:text-style-name="P10" draw:layer="layout" svg:width="7.87cm" svg:height="0.001cm" svg:x="11.43cm" svg:y="17.27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19" draw:layer="layout" svg:width="4.303cm" svg:height="1.255cm" svg:x="12.183cm" svg:y="1.535cm">
          <text:p text:style-name="P1"><text:span text:style-name="T6">objec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8" draw:text-style-name="P21" draw:layer="layout" svg:width="32.32cm" svg:height="1.198cm" svg:x="0.778cm" svg:y="0.463cm">
          <text:p text:style-name="P5"><text:span text:style-name="T14">Class-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9" draw:text-style-name="P22" draw:layer="layout" svg:width="8.636cm" svg:height="0.96cm" svg:x="24.638cm" svg:y="11.486cm">
          <text:p text:style-name="P6"><text:span text:style-name="T13">Cayenne jack</text:span></text:p>
          <text:p text:style-name="P6"><text:span text:style-name="T13">Rees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0" draw:text-style-name="P20" draw:layer="layout" svg:width="4.026cm" svg:height="1.958cm" svg:x="12.7cm" svg:y="6.096cm">
          <text:p text:style-name="P1"><text:span text:style-name="T7">compan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1" draw:text-style-name="P22" draw:layer="layout" svg:width="8.636cm" svg:height="1.976cm" svg:x="17.018cm" svg:y="5.898cm">
          <text:p text:style-name="P6"><text:span text:style-name="T13">Vis natuallis , forces of nature</text:span></text:p>
          <text:p text:style-name="P6"><text:span text:style-name="T13">Law of nature, find the law , the rules, the unchanged thing.</text:span></text:p>
          <text:p text:style-name="P6"><text:span text:style-name="T13">f=m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2" draw:text-style-name="P22" draw:layer="layout" svg:width="8.636cm" svg:height="0.96cm" svg:x="24.638cm" svg:y="12.756cm">
          <text:p text:style-name="P6"><text:span text:style-name="T13">Feel the force inside</text:span></text:p>
          <text:p text:style-name="P6"><text:span text:style-name="T13">Understand the world, change the worl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3" draw:text-style-name="P22" draw:layer="layout" svg:width="8.636cm" svg:height="3.81cm" svg:x="25.908cm" svg:y="3.556cm">
          <text:p text:style-name="P6"><text:span text:style-name="T13">Brand name</text:span></text:p>
          <text:p text:style-name="P6"><text:span text:style-name="T13">NeXT, Pixar</text:span></text:p>
          <text:p text:style-name="P6"><text:span text:style-name="T13">Cialis</text:span></text:p>
          <text:p text:style-name="P6"><text:span text:style-name="T13">Ranger, Axis, maxis.mexis methis</text:span></text:p>
          <text:p text:style-name="P6"><text:span text:style-name="T13">Vigra, Cruise</text:span></text:p>
          <text:p text:style-name="P6"><text:span text:style-name="T13">Zero one</text:span></text:p>
          <text:p text:style-name="P6"><text:span text:style-name="T13"/></text:p>
          <text:p text:style-name="P6"><text:span text:style-name="T13">Zion</text:span></text:p>
          <text:p text:style-name="P6"><text:span text:style-name="T13">Methium unilever</text:span></text:p>
          <text:p text:style-name="P6"><text:span text:style-name="T13">Galaxy cel</text:span></text:p>
          <text:p text:style-name="P6"><text:span text:style-name="T13">Porschen Yosemit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16.002cm" svg:y1="7.62cm" svg:x2="17.526cm" svg:y2="7.62cm">
          <text:p/>
        </draw:line>
        <draw:line draw:style-name="gr54" draw:text-style-name="P23" draw:layer="layout" svg:x1="25.146cm" svg:y1="6.096cm" svg:x2="26.67cm" svg:y2="6.096cm">
          <text:p/>
        </draw:line>
        <draw:custom-shape draw:name="CustomShape 11" draw:style-name="gr55" draw:text-style-name="P22" draw:layer="layout" svg:width="2.794cm" svg:height="1.722cm" svg:x="0.762cm" svg:y="2.342cm">
          <text:p text:style-name="P6"><text:span text:style-name="T13">univers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6" draw:text-style-name="P20" draw:layer="layout" svg:width="2.032cm" svg:height="1.082cm" svg:x="2.032cm" svg:y="13.649cm">
          <text:p text:style-name="P1"><text:span text:style-name="T8">ato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7" draw:text-style-name="P20" draw:layer="layout" svg:width="2.032cm" svg:height="1.082cm" svg:x="4.318cm" svg:y="14.158cm">
          <text:p text:style-name="P1"><text:span text:style-name="T8">H2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8" draw:text-style-name="P20" draw:layer="layout" svg:width="3.048cm" svg:height="1.016cm" svg:x="6.096cm" svg:y="12.954cm">
          <text:p text:style-name="P1"><text:span text:style-name="T8">Dna</text:span></text:p>
          <text:p text:style-name="P1"><text:span text:style-name="T8">ATC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9" draw:text-style-name="P20" draw:layer="layout" svg:width="3.048cm" svg:height="1.016cm" svg:x="9.284cm" svg:y="13.345cm">
          <text:p text:style-name="P1"><text:span text:style-name="T8">c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25" draw:style-name="gr24" draw:text-style-name="P2" draw:layer="layout" svg:width="32.32cm" svg:height="1.198cm" svg:x="0.778cm" svg:y="0.463cm">
          <text:p text:style-name="P5"><text:span text:style-name="T14">pat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0" draw:text-style-name="P20" draw:layer="layout" svg:width="3.302cm" svg:height="1.774cm" svg:x="1.524cm" svg:y="8.64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1" draw:text-style-name="P24" xml:id="id1" draw:id="id1" draw:layer="layout" svg:width="2.781cm" svg:height="1.01cm" svg:x="5.106cm" svg:y="11.528cm">
          <text:p text:style-name="P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62" draw:text-style-name="P10" draw:layer="layout" svg:width="4.82cm" svg:height="5.076cm" svg:x="5.445cm" svg:y="8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3" draw:text-style-name="P19" draw:layer="layout" svg:width="2.282cm" svg:height="1.012cm" svg:x="6.871cm" svg:y="8.986cm">
          <text:p text:style-name="P1"><text:span text:style-name="T12">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4" draw:text-style-name="P19" draw:layer="layout" svg:width="2.536cm" svg:height="0.758cm" svg:x="6.617cm" svg:y="10.51cm">
          <text:p text:style-name="P1"><text:span text:style-name="T12">statu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5" draw:text-style-name="P19" draw:layer="layout" svg:width="2.282cm" svg:height="0.758cm" svg:x="7.887cm" svg:y="11.528cm">
          <text:p text:style-name="P1"><text:span text:style-name="T12">drea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10.414cm" svg:y1="10.16cm" svg:x2="13.716cm" svg:y2="10.16cm">
          <text:p/>
        </draw:line>
        <draw:custom-shape draw:name="CustomShape 1" draw:style-name="gr66" draw:text-style-name="P20" draw:layer="layout" svg:width="3.556cm" svg:height="1.778cm" svg:x="1.27cm" svg:y="11.684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67" draw:text-style-name="P20" draw:layer="layout" svg:width="3.556cm" svg:height="1.778cm" svg:x="11.684cm" svg:y="8.382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68" draw:text-style-name="P20" draw:layer="layout" svg:width="3.556cm" svg:height="1.778cm" svg:x="11.684cm" svg:y="11.43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9" draw:text-style-name="P24" draw:layer="layout" svg:width="2.781cm" svg:height="1.01cm" svg:x="5.855cm" svg:y="12.7cm">
          <text:p text:style-name="P1"><text:span text:style-name="T12">f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3.81cm" svg:y1="10.414cm" svg:x2="5.445cm" svg:y2="10.414cm">
          <text:p/>
        </draw:line>
        <draw:custom-shape draw:name="CustomShape 1" draw:style-name="gr70" draw:text-style-name="P20" draw:layer="layout" svg:width="3.302cm" svg:height="1.774cm" svg:x="17.78cm" svg:y="8.894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71" draw:text-style-name="P24" draw:layer="layout" svg:width="2.781cm" svg:height="1.01cm" svg:x="21.362cm" svg:y="11.782cm">
          <text:p text:style-name="P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62" draw:text-style-name="P10" draw:layer="layout" svg:width="4.82cm" svg:height="5.076cm" svg:x="21.701cm" svg:y="9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2" draw:text-style-name="P19" draw:layer="layout" svg:width="2.282cm" svg:height="1.012cm" svg:x="23.127cm" svg:y="9.24cm">
          <text:p text:style-name="P1"><text:span text:style-name="T12">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3" draw:text-style-name="P19" draw:layer="layout" svg:width="2.536cm" svg:height="0.758cm" svg:x="22.873cm" svg:y="10.764cm">
          <text:p text:style-name="P1"><text:span text:style-name="T12">statu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9" draw:layer="layout" svg:width="2.282cm" svg:height="0.758cm" svg:x="24.143cm" svg:y="11.782cm">
          <text:p text:style-name="P1"><text:span text:style-name="T12">drea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26.67cm" svg:y1="10.414cm" svg:x2="29.972cm" svg:y2="10.414cm">
          <text:p/>
        </draw:line>
        <draw:custom-shape draw:name="CustomShape 1" draw:style-name="gr75" draw:text-style-name="P20" draw:layer="layout" svg:width="3.556cm" svg:height="1.778cm" svg:x="17.526cm" svg:y="11.938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76" draw:text-style-name="P20" draw:layer="layout" svg:width="3.556cm" svg:height="1.778cm" svg:x="27.94cm" svg:y="8.636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77" draw:text-style-name="P20" draw:layer="layout" svg:width="3.556cm" svg:height="1.778cm" svg:x="27.94cm" svg:y="11.684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78" draw:text-style-name="P24" draw:layer="layout" svg:width="2.781cm" svg:height="1.01cm" svg:x="22.111cm" svg:y="12.954cm">
          <text:p text:style-name="P1"><text:span text:style-name="T12">f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20.066cm" svg:y1="10.668cm" svg:x2="21.701cm" svg:y2="10.668cm">
          <text:p/>
        </draw:line>
        <draw:connector draw:style-name="gr79" draw:text-style-name="P25" draw:layer="layout" svg:x1="9.381cm" svg:y1="12.772cm" svg:x2="5.106cm" svg:y2="12.033cm" draw:end-shape="id1" draw:end-glue-point="3" svg:d="M9381 12772v266h-4776v-1005h501" svg:viewBox="0 0 4777 1006">
          <text:p/>
        </draw:connector>
        <presentation:notes draw:style-name="dp2">
          <draw:page-thumbnail draw:style-name="gr3" draw:layer="layout" svg:width="19.808cm" svg:height="11.136cm" svg:x="0.59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25" draw:style-name="gr80" draw:text-style-name="P21" draw:layer="layout" svg:width="32.32cm" svg:height="1.198cm" svg:x="0.778cm" svg:y="0.463cm">
          <text:p text:style-name="P5"><text:span text:style-name="T14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81" draw:text-style-name="P20" draw:layer="layout" svg:width="3.302cm" svg:height="1.774cm" svg:x="1.524cm" svg:y="8.64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82" draw:text-style-name="P24" draw:layer="layout" svg:width="2.781cm" svg:height="1.01cm" svg:x="5.106cm" svg:y="11.528cm">
          <text:p text:style-name="P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62" draw:text-style-name="P10" draw:layer="layout" svg:width="4.82cm" svg:height="5.076cm" svg:x="5.445cm" svg:y="8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83" draw:text-style-name="P19" draw:layer="layout" svg:width="2.282cm" svg:height="1.012cm" svg:x="6.871cm" svg:y="8.986cm">
          <text:p text:style-name="P1"><text:span text:style-name="T12">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84" draw:text-style-name="P19" draw:layer="layout" svg:width="2.536cm" svg:height="0.758cm" svg:x="6.617cm" svg:y="10.51cm">
          <text:p text:style-name="P1"><text:span text:style-name="T12">statu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85" draw:text-style-name="P19" draw:layer="layout" svg:width="2.282cm" svg:height="0.758cm" svg:x="7.887cm" svg:y="11.528cm">
          <text:p text:style-name="P1"><text:span text:style-name="T12">drea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10.414cm" svg:y1="10.16cm" svg:x2="13.716cm" svg:y2="10.16cm">
          <text:p/>
        </draw:line>
        <draw:custom-shape draw:name="CustomShape 1" draw:style-name="gr86" draw:text-style-name="P20" draw:layer="layout" svg:width="3.556cm" svg:height="1.778cm" svg:x="1.27cm" svg:y="11.684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87" draw:text-style-name="P20" draw:layer="layout" svg:width="3.556cm" svg:height="1.778cm" svg:x="11.684cm" svg:y="8.382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88" draw:text-style-name="P20" draw:layer="layout" svg:width="3.556cm" svg:height="1.778cm" svg:x="11.684cm" svg:y="11.43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89" draw:text-style-name="P24" draw:layer="layout" svg:width="2.781cm" svg:height="1.01cm" svg:x="5.855cm" svg:y="12.7cm">
          <text:p text:style-name="P1"><text:span text:style-name="T12">f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3.81cm" svg:y1="10.414cm" svg:x2="5.445cm" svg:y2="10.414cm">
          <text:p/>
        </draw:line>
        <draw:custom-shape draw:name="CustomShape 1" draw:style-name="gr90" draw:text-style-name="P20" draw:layer="layout" svg:width="3.302cm" svg:height="1.774cm" svg:x="17.78cm" svg:y="8.894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91" draw:text-style-name="P24" draw:layer="layout" svg:width="2.781cm" svg:height="1.01cm" svg:x="21.362cm" svg:y="11.782cm">
          <text:p text:style-name="P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62" draw:text-style-name="P10" draw:layer="layout" svg:width="4.82cm" svg:height="5.076cm" svg:x="21.701cm" svg:y="9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2" draw:text-style-name="P19" draw:layer="layout" svg:width="2.282cm" svg:height="1.012cm" svg:x="23.127cm" svg:y="9.24cm">
          <text:p text:style-name="P1"><text:span text:style-name="T12">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9" draw:layer="layout" svg:width="2.536cm" svg:height="0.758cm" svg:x="22.873cm" svg:y="10.764cm">
          <text:p text:style-name="P1"><text:span text:style-name="T12">statu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94" draw:text-style-name="P19" draw:layer="layout" svg:width="2.282cm" svg:height="0.758cm" svg:x="24.143cm" svg:y="11.782cm">
          <text:p text:style-name="P1"><text:span text:style-name="T12">drea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26.67cm" svg:y1="10.414cm" svg:x2="29.972cm" svg:y2="10.414cm">
          <text:p/>
        </draw:line>
        <draw:custom-shape draw:name="CustomShape 1" draw:style-name="gr95" draw:text-style-name="P20" draw:layer="layout" svg:width="3.556cm" svg:height="1.778cm" svg:x="17.526cm" svg:y="11.938cm">
          <text:p text:style-name="P1"><text:span text:style-name="T7">inpu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96" draw:text-style-name="P20" draw:layer="layout" svg:width="3.556cm" svg:height="1.778cm" svg:x="27.94cm" svg:y="8.636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97" draw:text-style-name="P20" draw:layer="layout" svg:width="3.556cm" svg:height="1.778cm" svg:x="27.94cm" svg:y="11.684cm">
          <text:p text:style-name="P1"><text:span text:style-name="T7">outpu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98" draw:text-style-name="P24" draw:layer="layout" svg:width="2.781cm" svg:height="1.01cm" svg:x="22.111cm" svg:y="12.954cm">
          <text:p text:style-name="P1"><text:span text:style-name="T12">f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20.066cm" svg:y1="10.668cm" svg:x2="21.701cm" svg:y2="10.668cm">
          <text:p/>
        </draw:line>
        <draw:custom-shape draw:name="CustomShape 11" draw:style-name="gr99" draw:text-style-name="P22" draw:layer="layout" svg:width="1.778cm" svg:height="0.96cm" svg:x="6.604cm" svg:y="7.676cm">
          <text:p text:style-name="P6"><text:span text:style-name="T13">object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0" draw:text-style-name="P22" draw:layer="layout" svg:width="1.778cm" svg:height="0.96cm" svg:x="23.368cm" svg:y="7.874cm">
          <text:p text:style-name="P6"><text:span text:style-name="T13">object2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2" draw:text-style-name="P14" draw:layer="layout" svg:width="12.316cm" svg:height="7.008cm" svg:x="8.636cm" svg:y="4.4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3" draw:text-style-name="P12" draw:layer="layout" svg:width="3.689cm" svg:height="2.099cm" svg:x="10.774cm" svg:y="4.49cm">
          <text:p text:style-name="P1"><text:span text:style-name="T8">ey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0" draw:text-style-name="P12" draw:layer="layout" svg:width="5.861cm" svg:height="2.595cm" svg:x="17.757cm" svg:y="5.529cm">
          <text:p text:style-name="P1"><text:span text:style-name="T7">Neuron brain</text:span></text:p>
          <text:p text:style-name="P1"><text:span text:style-name="T7">New cortex</text:span></text:p>
          <text:p text:style-name="P1"><text:span text:style-name="T7">Con sci ous</text:span></text:p>
          <text:p text:style-name="P1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4" draw:text-style-name="P10" draw:layer="layout" svg:width="0.796cm" svg:height="1.994cm" draw:transform="rotate (-1.5707963267949) translate (13.424cm 8.621cm)">
          <text:p/>
          <draw:enhanced-geometry draw:mirror-horizontal="true" draw:mirror-vertical="true" svg:viewBox="0 0 0 0" draw:text-areas="0 0 ?f10 ?f11" draw:type="ooxml-curvedConnector4" draw:modifiers="-141126 9605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5" draw:style-name="gr15" draw:text-style-name="P2" draw:layer="layout" svg:width="10.269cm" svg:height="0.785cm" svg:x="1.157cm" svg:y="2.286cm">
          <text:p text:style-name="P1"><text:span text:style-name="T7">iuniverse →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2" draw:layer="layout" svg:width="3.689cm" svg:height="2.099cm" svg:x="8.382cm" svg:y="6.096cm">
          <text:p text:style-name="P1"><text:span text:style-name="T8">e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3" draw:text-style-name="P12" draw:layer="layout" svg:width="3.689cm" svg:height="2.099cm" svg:x="8.742cm" svg:y="7.533cm">
          <text:p text:style-name="P1"><text:span text:style-name="T8">Peni virgi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0" draw:text-style-name="P12" draw:layer="layout" svg:width="7.841cm" svg:height="3.149cm" svg:x="12.475cm" svg:y="1.778cm">
          <text:p text:style-name="P1"><text:span text:style-name="T7">ma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3" draw:text-style-name="P12" draw:layer="layout" svg:width="1.657cm" svg:height="2.099cm" svg:x="14.116cm" svg:y="9.062cm">
          <text:p text:style-name="P1"><text:span text:style-name="T8">d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6" draw:text-style-name="P8" draw:layer="layout" svg:width="3.04cm" svg:height="2.024cm" svg:x="12.192cm" svg:y="14.482cm">
          <text:p text:style-name="P1"><text:span text:style-name="T12">23 a chromesom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8" draw:layer="layout" svg:width="2.271cm" svg:height="1.77cm" svg:x="15.242cm" svg:y="14.482cm">
          <text:p text:style-name="P6"><text:span text:style-name="T13">23 b chromesom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2" draw:text-style-name="P10" draw:layer="layout" svg:x1="13.162cm" svg:y1="12.57cm" svg:x2="15.956cm" svg:y2="12.571cm">
          <text:p/>
        </draw:line>
        <draw:custom-shape draw:name="CustomShape 13" draw:style-name="gr17" draw:text-style-name="P15" draw:layer="layout" svg:width="5.834cm" svg:height="2.278cm" svg:x="16.718cm" svg:y="11.554cm">
          <text:p text:style-name="P1"><text:span text:style-name="T9">Pre serve</text:span></text:p>
          <text:p text:style-name="P1"><text:span text:style-name="T9">Pre servation </text:span></text:p>
          <text:p text:style-name="P1"><text:span text:style-name="T9">Sur vivid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" draw:text-style-name="P17" draw:layer="layout" svg:width="3.598cm" svg:height="1.071cm" svg:x="12.862cm" svg:y="12.824cm">
          <text:p text:style-name="P1"><text:span text:style-name="T10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8" draw:layer="layout" svg:width="3.04cm" svg:height="2.024cm" svg:x="8.89cm" svg:y="12.45cm">
          <text:p text:style-name="P1"><text:span text:style-name="T12">protei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2" draw:layer="layout" svg:width="32.32cm" svg:height="1.198cm" svg:x="0.778cm" svg:y="0.463cm">
          <text:p text:style-name="P5"><text:span text:style-name="T14">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0" draw:text-style-name="P12" draw:layer="layout" svg:width="5.861cm" svg:height="2.595cm" svg:x="5.565cm" svg:y="9.593cm">
          <text:p text:style-name="P1"><text:span text:style-name="T7">Neuron brain</text:span></text:p>
          <text:p text:style-name="P1"><text:span text:style-name="T7">New cortex</text:span></text:p>
          <text:p text:style-name="P1"><text:span text:style-name="T7">Con sci ous</text:span></text:p>
          <text:p text:style-name="P1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" draw:style-name="gr16" draw:text-style-name="P10" draw:layer="layout" svg:x1="24.855cm" svg:y1="4.644cm" svg:x2="24.856cm" svg:y2="10.26cm">
          <text:p/>
        </draw:line>
        <draw:custom-shape draw:name="CustomShape 3" draw:style-name="gr15" draw:text-style-name="P2" draw:layer="layout" svg:width="2.02cm" svg:height="0.61cm" svg:x="16.679cm" svg:y="1.342cm">
          <text:p text:style-name="P1"><text:span text:style-name="T9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186cm" svg:height="0.612cm" svg:x="25.25cm" svg:y="4.672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15" draw:layer="layout" svg:width="3.594cm" svg:height="1.44cm" svg:x="19.399cm" svg:y="5.693cm">
          <text:p text:style-name="P1"><text:span text:style-name="T9">A-Z aphabet </text:span></text:p>
          <text:p text:style-name="P1"><text:span text:style-name="T9">eng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15" draw:layer="layout" svg:width="3.594cm" svg:height="1.44cm" svg:x="26.886cm" svg:y="5.693cm">
          <text:p text:style-name="P1"><text:span text:style-name="T9">A e I o 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6" draw:layer="layout" svg:width="3.481cm" svg:height="1.44cm" svg:x="26.943cm" svg:y="9.043cm">
          <text:p text:style-name="P1"><text:span text:style-name="T7">DNA <text:s/>AG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17" draw:layer="layout" svg:width="3.594cm" svg:height="0.817cm" svg:x="19.399cm" svg:y="9.043cm">
          <text:p text:style-name="P1"><text:span text:style-name="T10">m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8" draw:layer="layout" svg:width="3.371cm" svg:height="0.421cm" svg:x="23.294cm" svg:y="6.0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20" draw:text-style-name="P18" draw:layer="layout" svg:width="1.667cm" svg:height="0.421cm" draw:transform="rotate (1.5707963267949) translate (20.662cm 8.91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20" draw:text-style-name="P18" draw:layer="layout" svg:width="1.668cm" svg:height="0.422cm" draw:transform="rotate (-1.5707963267949) translate (28.508cm 7.27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" draw:style-name="gr13" draw:text-style-name="P12" draw:layer="layout" svg:width="2.461cm" svg:height="0.511cm" svg:x="28.114cm" svg:y="7.853cm">
          <text:p text:style-name="P1"><text:span text:style-name="T8">packe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2" draw:text-style-name="P14" draw:layer="layout" svg:width="4.748cm" svg:height="2.974cm" svg:x="15.344cm" svg:y="8.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3" draw:text-style-name="P12" draw:layer="layout" svg:width="2.462cm" svg:height="0.511cm" svg:x="16.453cm" svg:y="8.209cm">
          <text:p text:style-name="P1"><text:span text:style-name="T8">Maths law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0" draw:text-style-name="P12" draw:layer="layout" svg:width="4.255cm" svg:height="1.861cm" svg:x="15.14cm" svg:y="9.565cm">
          <text:p text:style-name="P1"><text:span text:style-name="T11">Symblic univer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4" draw:text-style-name="P10" draw:layer="layout" svg:width="1.223cm" svg:height="0.437cm" svg:x="17.671cm" svg:y="8.472cm">
          <text:p/>
          <draw:enhanced-geometry draw:mirror-horizontal="true" draw:mirror-vertical="false" svg:viewBox="0 0 0 0" draw:text-areas="0 0 ?f10 ?f11" draw:type="ooxml-curvedConnector4" draw:modifiers="-54283 7905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17" draw:style-name="gr21" draw:text-style-name="P10" draw:layer="layout" svg:width="9.674cm" svg:height="0.881cm" svg:x="18.771cm" svg:y="8.30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5" draw:text-style-name="P2" draw:layer="layout" svg:width="3.368cm" svg:height="0.61cm" svg:x="16.033cm" svg:y="7.434cm">
          <text:p text:style-name="P1"><text:span text:style-name="T9">Find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5.998cm" svg:height="1.057cm" svg:x="19.838cm" svg:y="10.26cm">
          <text:p text:style-name="P1"><text:span text:style-name="T7">← </text:span><text:span text:style-name="T7">number and sharp </text:span></text:p>
          <text:p text:style-name="P1"><text:span text:style-name="T7">Geo axis y z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9" draw:text-style-name="P17" draw:layer="layout" svg:width="3.594cm" svg:height="0.817cm" svg:x="19.355cm" svg:y="11.686cm">
          <text:p text:style-name="P1"><text:span text:style-name="T10">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12" draw:layer="layout" svg:width="3.477cm" svg:height="0.511cm" svg:x="25.758cm" svg:y="11.23cm">
          <text:p text:style-name="P1"><text:span text:style-name="T8">Physics electr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7" draw:text-style-name="P15" draw:layer="layout" svg:width="3.594cm" svg:height="1.44cm" svg:x="19.408cm" svg:y="13.631cm">
          <text:p text:style-name="P1"><text:span text:style-name="T9">Cirriu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15" draw:layer="layout" svg:width="3.594cm" svg:height="1.44cm" svg:x="19.355cm" svg:y="15.594cm">
          <text:p text:style-name="P1"><text:span text:style-name="T9">geome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12" draw:layer="layout" svg:width="3.477cm" svg:height="0.511cm" svg:x="22.774cm" svg:y="11.686cm">
          <text:p text:style-name="P1"><text:span text:style-name="T8">Asm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13" draw:text-style-name="P12" draw:layer="layout" svg:width="3.477cm" svg:height="0.511cm" svg:x="23.028cm" svg:y="12.528cm">
          <text:p text:style-name="P1"><text:span text:style-name="T8">lis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3" draw:text-style-name="P12" draw:layer="layout" svg:width="3.477cm" svg:height="0.511cm" svg:x="23.726cm" svg:y="13.308cm">
          <text:p text:style-name="P1"><text:span text:style-name="T8">algorith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3" draw:text-style-name="P12" draw:layer="layout" svg:width="3.477cm" svg:height="0.511cm" svg:x="22.456cm" svg:y="8.972cm">
          <text:p text:style-name="P1"><text:span text:style-name="T8">Neoton calcul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3" draw:text-style-name="P12" draw:layer="layout" svg:width="3.477cm" svg:height="0.511cm" svg:x="23.695cm" svg:y="13.961cm">
          <text:p text:style-name="P1"><text:span text:style-name="T8">UM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15" draw:text-style-name="P2" draw:layer="layout" svg:width="1.186cm" svg:height="0.612cm" svg:x="16.846cm" svg:y="3.054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3" draw:text-style-name="P12" draw:layer="layout" svg:width="3.477cm" svg:height="0.511cm" svg:x="18.138cm" svg:y="2.876cm">
          <text:p text:style-name="P1"><text:span text:style-name="T8">UML ppt vis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13" draw:text-style-name="P12" draw:layer="layout" svg:width="3.477cm" svg:height="0.511cm" svg:x="18.646cm" svg:y="2.132cm">
          <text:p text:style-name="P1"><text:span text:style-name="T8">Paper penci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3" draw:text-style-name="P12" draw:layer="layout" svg:width="3.477cm" svg:height="0.511cm" svg:x="18.202cm" svg:y="3.656cm">
          <text:p text:style-name="P1"><text:span text:style-name="T8">Vim find grep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3" draw:text-style-name="P12" draw:layer="layout" svg:width="3.477cm" svg:height="0.511cm" svg:x="21.758cm" svg:y="3.402cm">
          <text:p text:style-name="P1"><text:span text:style-name="T8">Vim cscop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23" draw:text-style-name="P9" draw:layer="layout" svg:width="4.686cm" svg:height="3.802cm" svg:x="24.892cm" svg:y="15.748cm">
          <text:p text:style-name="P1"><text:span text:style-name="T4">Scire : to know</text:span></text:p>
          <text:p text:style-name="P1"><text:span text:style-name="T4">Sci ence</text:span></text:p>
          <draw:enhanced-geometry draw:mirror-horizontal="false" draw:mirror-vertical="false" svg:viewBox="0 0 0 0" draw:text-areas="?f38 ?f38 ?f39 ?f40" draw:type="ooxml-wedgeRoundRectCallout" draw:modifiers="-29347 -1675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5" draw:style-name="gr24" draw:text-style-name="P2" draw:layer="layout" svg:width="32.32cm" svg:height="1.198cm" svg:x="0.778cm" svg:y="0.467cm">
          <text:p text:style-name="P5"><text:span text:style-name="T14">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" draw:text-style-name="P11" draw:layer="layout" svg:width="2.781cm" svg:height="1.01cm" svg:x="5.845cm" svg:y="14.754cm">
          <text:p text:style-name="P1"><text:span text:style-name="T12">athl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1" draw:text-style-name="P12" draw:layer="layout" svg:width="3.044cm" svg:height="1.266cm" svg:x="1.016cm" svg:y="12.446cm">
          <text:p text:style-name="P6"><text:span text:style-name="T13">energ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02" draw:text-style-name="P10" draw:layer="layout" svg:width="4.82cm" svg:height="5.076cm" svg:x="6.184cm" svg:y="12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8" draw:text-style-name="P10" draw:layer="layout" svg:width="6.093cm" svg:height="0.001cm" svg:x="-0.001cm" svg:y="14.4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6" draw:text-style-name="P8" draw:layer="layout" svg:width="2.282cm" svg:height="1.012cm" svg:x="7.61cm" svg:y="12.212cm">
          <text:p text:style-name="P1"><text:span text:style-name="T12">consou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8" draw:layer="layout" svg:width="2.536cm" svg:height="0.758cm" svg:x="7.356cm" svg:y="13.736cm">
          <text:p text:style-name="P1"><text:span text:style-name="T12">memory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8" draw:layer="layout" svg:width="2.282cm" svg:height="0.758cm" svg:x="8.626cm" svg:y="14.754cm">
          <text:p text:style-name="P1"><text:span text:style-name="T12">drea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8" draw:layer="layout" svg:width="1.774cm" svg:height="0.758cm" svg:x="8.626cm" svg:y="15.516cm">
          <text:p text:style-name="P1"><text:span text:style-name="T12">calculat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" draw:text-style-name="P8" draw:layer="layout" svg:width="1.774cm" svg:height="0.758cm" svg:x="10.404cm" svg:y="15.516cm">
          <text:p text:style-name="P1"><text:span text:style-name="T12">se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0" draw:layer="layout" svg:width="4.059cm" svg:height="0.001cm" svg:x="11.421cm" svg:y="13.95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103" draw:text-style-name="P19" draw:layer="layout" svg:width="3.044cm" svg:height="0.762cm" svg:x="10.414cm" svg:y="12.188cm">
          <text:p text:style-name="P1"><text:span text:style-name="T12">imaginati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4" draw:text-style-name="P19" draw:layer="layout" svg:width="3.044cm" svg:height="0.762cm" svg:x="10.414cm" svg:y="12.95cm">
          <text:p text:style-name="P1"><text:span text:style-name="T12">simulati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5" draw:text-style-name="P7" draw:layer="layout" svg:width="5.084cm" svg:height="2.028cm" svg:x="28.72cm" svg:y="4.572cm">
          <text:p text:style-name="P6"><text:span text:style-name="T13">Layers</text:span></text:p>
          <text:p text:style-name="P6"><text:span text:style-name="T13">Don’t call me, I call yo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3.298cm" svg:height="1.266cm" svg:x="28.976cm" svg:y="14.224cm">
          <text:p text:style-name="P1"><text:span text:style-name="T12">kerne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3.044cm" svg:height="0.884cm" svg:x="28.736cm" svg:y="12.828cm">
          <text:p text:style-name="P1"><text:span text:style-name="T12">sk_buff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2.79cm" svg:height="1.012cm" svg:x="28.722cm" svg:y="10.414cm">
          <text:p text:style-name="P1"><text:span text:style-name="T12">ap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8" draw:layer="layout" svg:width="2.536cm" svg:height="0.972cm" svg:x="28.976cm" svg:y="11.684cm">
          <text:p text:style-name="P1"><text:span text:style-name="T15">Sys cal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11" draw:layer="layout" svg:width="3.044cm" svg:height="1.264cm" svg:x="20.506cm" svg:y="1.778cm">
          <text:p text:style-name="P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2" draw:text-style-name="P10" draw:layer="layout" svg:width="3.792cm" svg:height="7.861cm" svg:x="28.74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2" draw:layer="layout" svg:width="2.282cm" svg:height="1.012cm" svg:x="1.008cm" svg:y="7.112cm">
          <text:p text:style-name="P6"><text:span text:style-name="T13">binar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02" draw:text-style-name="P10" draw:layer="layout" svg:width="2.536cm" svg:height="6.344cm" svg:x="3.30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0" draw:layer="layout" svg:width="2.528cm" svg:height="0.005cm" svg:x="1.27cm" svg:y="8.3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" draw:text-style-name="P8" draw:layer="layout" svg:width="2.071cm" svg:height="2.525cm" svg:x="3.758cm" svg:y="8.393cm">
          <text:p text:style-name="P1"><text:span text:style-name="T15">&amp;</text:span></text:p>
          <text:p text:style-name="P1"><text:span text:style-name="T15">|</text:span></text:p>
          <text:p text:style-name="P1"><text:span text:style-name="T15">^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05" draw:text-style-name="P10" draw:layer="layout" svg:x1="13.486cm" svg:y1="2.794cm" svg:x2="13.487cm" svg:y2="17.272cm">
          <text:p/>
        </draw:line>
        <draw:custom-shape draw:name="CustomShape 13" draw:style-name="gr101" draw:text-style-name="P12" draw:layer="layout" svg:width="2.216cm" svg:height="1.774cm" svg:x="6.72cm" svg:y="6.096cm">
          <text:p text:style-name="P6"><text:span text:style-name="T13">Binary</text:span></text:p>
          <text:p text:style-name="P6"><text:span text:style-name="T13">nu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02" draw:text-style-name="P10" draw:layer="layout" svg:width="2.671cm" svg:height="9.829cm" svg:x="10.141cm" svg:y="3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0" draw:layer="layout" svg:width="2.528cm" svg:height="0.005cm" svg:x="8.818cm" svg:y="7.1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" draw:text-style-name="P8" draw:layer="layout" svg:width="2.536cm" svg:height="2.028cm" svg:x="10.272cm" svg:y="4.826cm">
          <text:p text:style-name="P1"><text:span text:style-name="T15">+-*/</text:span></text:p>
          <text:p text:style-name="P1"><text:span text:style-name="T15">Algorith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1" draw:text-style-name="P12" draw:layer="layout" svg:width="3.044cm" svg:height="1.195cm" svg:x="13.902cm" svg:y="5.405cm">
          <text:p text:style-name="P6"><text:span text:style-name="T13">OP+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2" draw:text-style-name="P10" draw:layer="layout" svg:width="3.296cm" svg:height="5.838cm" svg:x="17.024cm" svg:y="4.3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0" draw:layer="layout" svg:width="2.528cm" svg:height="0.005cm" svg:x="14.475cm" svg:y="7.45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6" draw:text-style-name="P8" draw:layer="layout" svg:width="2.297cm" svg:height="1.449cm" svg:x="17.506cm" svg:y="6.37cm">
          <text:p text:style-name="P1"><text:span text:style-name="T15">AL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8" draw:layer="layout" svg:width="2.258cm" svg:height="1.012cm" svg:x="14.138cm" svg:y="9.842cm">
          <text:p text:style-name="P1"><text:span text:style-name="T12">PUS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06" draw:text-style-name="P26" draw:layer="layout" svg:width="2.026cm" svg:height="11.678cm" svg:x="20.864cm" svg:y="3.048cm">
          <text:p text:style-name="P1"><text:span text:style-name="T12">RAM</text:span></text:p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8" draw:layer="layout" svg:width="2.258cm" svg:height="0.63cm" svg:x="14.138cm" svg:y="10.986cm">
          <text:p text:style-name="P1"><text:span text:style-name="T12">PO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" draw:text-style-name="P8" draw:layer="layout" svg:width="2.258cm" svg:height="0.63cm" svg:x="14.138cm" svg:y="11.748cm">
          <text:p text:style-name="P1"><text:span text:style-name="T12">CAL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8" draw:layer="layout" svg:width="2.282cm" svg:height="1.266cm" svg:x="14.114cm" svg:y="12.382cm">
          <text:p text:style-name="P1"><text:span text:style-name="T12">r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8" draw:layer="layout" svg:width="2.282cm" svg:height="1.138cm" svg:x="14.114cm" svg:y="13.78cm">
          <text:p text:style-name="P1"><text:span text:style-name="T12">ret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8" draw:layer="layout" svg:width="2.585cm" svg:height="1.015cm" svg:x="14.06cm" svg:y="8.823cm">
          <text:p text:style-name="P1"><text:span text:style-name="T12">jum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" draw:text-style-name="P11" draw:layer="layout" svg:width="2.028cm" svg:height="0.758cm" svg:x="17.53cm" svg:y="9.672cm">
          <text:p text:style-name="P1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11" draw:layer="layout" svg:width="2.019cm" svg:height="1.01cm" svg:x="17.539cm" svg:y="10.436cm">
          <text:p text:style-name="P1"><text:span text:style-name="T12">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8" draw:layer="layout" svg:width="1.774cm" svg:height="1.993cm" svg:x="6.208cm" svg:y="8.925cm">
          <text:p text:style-name="P1"><text:span text:style-name="T12">Add </text:span></text:p>
          <text:p text:style-name="P1"><text:span text:style-name="T12">Sub</text:span></text:p>
          <text:p text:style-name="P1"><text:span text:style-name="T12">MULt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01" draw:text-style-name="P12" draw:layer="layout" svg:width="2.984cm" svg:height="1.012cm" svg:x="6.272cm" svg:y="3.556cm">
          <text:p text:style-name="P6"><text:span text:style-name="T13">OP+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5" draw:text-style-name="P7" draw:layer="layout" svg:width="4.06cm" svg:height="1.774cm" svg:x="16.438cm" svg:y="0.254cm">
          <text:p text:style-name="P6"><text:span text:style-name="T13">Instructions</text:span></text:p>
          <text:p text:style-name="P6"><text:span text:style-name="T13">Process steps capslate:</text:span></text:p>
          <text:p text:style-name="P6"><text:span text:style-name="T13">function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1" draw:text-style-name="P12" draw:layer="layout" svg:width="4.06cm" svg:height="1.774cm" svg:x="24.584cm" svg:y="4.594cm">
          <text:p text:style-name="P6"><text:span text:style-name="T13">Objects/ struct</text:span></text:p>
          <text:p text:style-name="P6"><text:span text:style-name="T13">data+func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8" draw:text-style-name="P10" draw:layer="layout" svg:width="0.242cm" svg:height="2.545cm" svg:x="27.64cm" svg:y="6.3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101" draw:text-style-name="P12" draw:layer="layout" svg:width="4.068cm" svg:height="1.266cm" svg:x="23.568cm" svg:y="8.15cm">
          <text:p text:style-name="P6"><text:span text:style-name="T13">schudl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01" draw:text-style-name="P12" draw:layer="layout" svg:width="3.598cm" svg:height="1.52cm" svg:x="24.846cm" svg:y="9.166cm">
          <text:p text:style-name="P6"><text:span text:style-name="T13">Task 0, init , kthreadd</text:span></text:p>
          <text:p text:style-name="P6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01" draw:text-style-name="P12" draw:layer="layout" svg:width="2.79cm" svg:height="1.266cm" svg:x="29.972cm" svg:y="8.391cm">
          <text:p text:style-name="P6"><text:span text:style-name="T13">GDB, ld, mak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01" draw:text-style-name="P12" draw:layer="layout" svg:width="2.282cm" svg:height="1.52cm" svg:x="30.758cm" svg:y="8.89cm">
          <text:p text:style-name="P6"><text:span text:style-name="T13">Vim, git pp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5" draw:text-style-name="P10" draw:layer="layout" svg:x1="34.036cm" svg:y1="0.254cm" svg:x2="34.037cm" svg:y2="19.304cm">
          <text:p/>
        </draw:line>
        <draw:custom-shape draw:name="CustomShape 40" draw:style-name="gr9" draw:text-style-name="P11" draw:layer="layout" svg:width="2.028cm" svg:height="0.758cm" svg:x="17.539cm" svg:y="11.45cm">
          <text:p text:style-name="P1"><text:span text:style-name="T12">Eax 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" draw:text-style-name="P7" draw:layer="layout" svg:width="2.598cm" svg:height="1.244cm" svg:x="24.318cm" svg:y="11.452cm">
          <text:p text:style-name="P6"><text:span text:style-name="T13">Context switc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" draw:text-style-name="P7" draw:layer="layout" svg:width="3.096cm" svg:height="0.988cm" svg:x="24.328cm" svg:y="13.74cm">
          <text:p text:style-name="P6"><text:span text:style-name="T13">Interrupt context switc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7" draw:layer="layout" svg:width="4.024cm" svg:height="2.026cm" svg:x="17.05cm" svg:y="13.97cm">
          <text:p text:style-name="P6"><text:span text:style-name="T13">Von neamman machine</text:span></text:p>
          <text:p text:style-name="P6"><text:span text:style-name="T13">instruction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5" draw:text-style-name="P7" draw:layer="layout" svg:width="4.06cm" svg:height="1.518cm" svg:x="18.284cm" svg:y="16.004cm">
          <text:p text:style-name="P6"><text:span text:style-name="T13">Functional</text:span></text:p>
          <text:p text:style-name="P6"><text:span text:style-name="T13">programmin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105" draw:text-style-name="P10" draw:layer="layout" svg:x1="6.158cm" svg:y1="3.302cm" svg:x2="6.159cm" svg:y2="17.78cm">
          <text:p/>
        </draw:line>
        <draw:line draw:name="Line 46" draw:style-name="gr105" draw:text-style-name="P10" draw:layer="layout" svg:x1="24.106cm" svg:y1="3.609cm" svg:x2="24.107cm" svg:y2="18.087cm">
          <text:p/>
        </draw:line>
        <draw:custom-shape draw:name="CustomShape 47" draw:style-name="gr107" draw:text-style-name="P2" draw:layer="layout" svg:width="32.321cm" svg:height="1.198cm" svg:x="0.763cm" svg:y="0.474cm">
          <text:p text:style-name="P5"><text:span text:style-name="T16">Computer wh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name="Line 39" draw:style-name="gr105" draw:text-style-name="P10" draw:layer="layout" svg:x1="34.036cm" svg:y1="0.254cm" svg:x2="34.037cm" svg:y2="19.304cm">
          <text:p/>
        </draw:line>
        <draw:custom-shape draw:name="CustomShape 43" draw:style-name="gr108" draw:text-style-name="P22" draw:layer="layout" svg:width="4.024cm" svg:height="2.026cm" svg:x="2.326cm" svg:y="7.62cm">
          <text:p text:style-name="P6"><text:span text:style-name="T13">Von neamman machine</text:span></text:p>
          <text:p text:style-name="P6"><text:span text:style-name="T13">instruction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09" draw:text-style-name="P22" draw:layer="layout" svg:width="4.06cm" svg:height="1.518cm" svg:x="6.608cm" svg:y="10.166cm">
          <text:p text:style-name="P6"><text:span text:style-name="T13">Functional</text:span></text:p>
          <text:p text:style-name="P6"><text:span text:style-name="T13">programmin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105" draw:text-style-name="P10" draw:layer="layout" svg:x1="6.158cm" svg:y1="3.302cm" svg:x2="6.159cm" svg:y2="17.78cm">
          <text:p/>
        </draw:line>
        <draw:line draw:name="Line 46" draw:style-name="gr105" draw:text-style-name="P10" draw:layer="layout" svg:x1="13.208cm" svg:y1="3.556cm" svg:x2="13.209cm" svg:y2="18.034cm">
          <text:p/>
        </draw:line>
        <draw:custom-shape draw:name="CustomShape 47" draw:style-name="gr110" draw:text-style-name="P21" draw:layer="layout" svg:width="32.321cm" svg:height="1.198cm" svg:x="0.763cm" svg:y="0.474cm">
          <text:p text:style-name="P5"><text:span text:style-name="T16">Computer functional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11" draw:text-style-name="P24" draw:layer="layout" svg:width="4.307cm" svg:height="2.282cm" svg:x="18.295cm" svg:y="3.556cm">
          <text:p text:style-name="P1"><text:span text:style-name="T12">Status 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05" draw:text-style-name="P10" draw:layer="layout" svg:x1="24.83cm" svg:y1="2.894cm" svg:x2="24.831cm" svg:y2="17.372cm">
          <text:p/>
        </draw:line>
        <draw:custom-shape draw:name="CustomShape 3" draw:style-name="gr112" draw:text-style-name="P27" draw:layer="layout" svg:width="2.791cm" svg:height="1.068cm" svg:x="8.128cm" svg:y="7.818cm">
          <text:p text:style-name="P6"><text:span text:style-name="T13">OP+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13" draw:text-style-name="P10" draw:layer="layout" svg:width="5.076cm" svg:height="6.344cm" svg:x="13.462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4" draw:text-style-name="P10" draw:layer="layout" svg:width="2.528cm" svg:height="0.005cm" svg:x="10.923cm" svg:y="8.3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15" draw:text-style-name="P19" draw:layer="layout" svg:width="3.087cm" svg:height="2.017cm" svg:x="13.918cm" svg:y="6.615cm">
          <text:p text:style-name="P1"><text:span text:style-name="T15">AL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6" draw:text-style-name="P28" draw:layer="layout" svg:width="1.772cm" svg:height="11.678cm" svg:x="25.146cm" svg:y="4.574cm">
          <text:p text:style-name="P1"><text:span text:style-name="T12">RAM</text:span></text:p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7" draw:text-style-name="P19" draw:layer="layout" svg:width="3.04cm" svg:height="3.804cm" svg:x="8.632cm" svg:y="11.482cm">
          <text:p text:style-name="P1"><text:span text:style-name="T12">Jump</text:span></text:p>
          <text:p text:style-name="P1"><text:span text:style-name="T12">PUSH</text:span></text:p>
          <text:p text:style-name="P1"><text:span text:style-name="T12">POP</text:span></text:p>
          <text:p text:style-name="P1"><text:span text:style-name="T12">CALL</text:span></text:p>
          <text:p text:style-name="P1"><text:span text:style-name="T12">RET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8" draw:text-style-name="P24" draw:layer="layout" svg:width="2.282cm" svg:height="0.562cm" svg:x="14.478cm" svg:y="11.176cm">
          <text:p text:style-name="P1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9" draw:text-style-name="P24" draw:layer="layout" svg:width="2.536cm" svg:height="0.556cm" svg:x="14.487cm" svg:y="11.684cm">
          <text:p text:style-name="P1"><text:span text:style-name="T12">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22" draw:layer="layout" svg:width="2.534cm" svg:height="1.976cm" svg:x="19.048cm" svg:y="9.45cm">
          <text:p text:style-name="P6"><text:span text:style-name="T13">Routine</text:span></text:p>
          <text:p text:style-name="P6"><text:span text:style-name="T13">do_irq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24" draw:layer="layout" svg:width="2.527cm" svg:height="0.81cm" svg:x="14.487cm" svg:y="12.192cm">
          <text:p text:style-name="P1"><text:span text:style-name="T12">Eax 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2" draw:text-style-name="P27" draw:layer="layout" svg:width="3.298cm" svg:height="2.28cm" svg:x="8.128cm" svg:y="3.302cm">
          <text:p text:style-name="P6"><text:span text:style-name="T13">Synchron</text:span></text:p>
          <text:p text:style-name="P6"><text:span text:style-name="T13">excep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3" draw:text-style-name="P27" draw:layer="layout" svg:width="3.298cm" svg:height="2.28cm" svg:x="29.21cm" svg:y="3.302cm">
          <text:p text:style-name="P6"><text:span text:style-name="T13">Async</text:span></text:p>
          <text:p text:style-name="P6"><text:span text:style-name="T13">Interrupt</text:span></text:p>
          <text:p text:style-name="P6"><text:span text:style-name="T13">hardwar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24" draw:text-style-name="P10" draw:layer="layout" svg:width="6.852cm" svg:height="0.001cm" svg:x="11.286cm" svg:y="4.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25" draw:text-style-name="P10" draw:layer="layout" svg:width="7.36cm" svg:height="0.001cm" svg:x="22.096cm" svg:y="4.15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26" draw:text-style-name="P19" draw:layer="layout" svg:width="3.274cm" svg:height="1.14cm" svg:x="24.379cm" svg:y="3.04cm">
          <text:p text:style-name="P1"><text:span text:style-name="T12">reques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7" draw:text-style-name="P19" draw:layer="layout" svg:width="2.321cm" svg:height="1.72cm" svg:x="19.002cm" svg:y="12.246cm">
          <text:p text:style-name="P1"><text:span text:style-name="T12">Top half</text:span></text:p>
          <text:p text:style-name="P1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8" draw:text-style-name="P19" draw:layer="layout" svg:width="3.044cm" svg:height="1.318cm" svg:x="18.792cm" svg:y="14.478cm">
          <text:p text:style-name="P1"><text:span text:style-name="T12">Botton half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9" draw:text-style-name="P22" draw:layer="layout" svg:width="2.536cm" svg:height="1.52cm" svg:x="22.094cm" svg:y="14.478cm">
          <text:p text:style-name="P6"><text:span text:style-name="T13">Work queue</text:span></text:p>
          <text:p text:style-name="P6"><text:span text:style-name="T13">kthrea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0" draw:text-style-name="P22" draw:layer="layout" svg:width="2.28cm" svg:height="1.012cm" svg:x="16.508cm" svg:y="14.732cm">
          <text:p text:style-name="P6"><text:span text:style-name="T13">Taskl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1" draw:text-style-name="P10" draw:layer="layout" svg:width="5.584cm" svg:height="0.001cm" svg:x="18.542cm" svg:y="8.6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32" draw:text-style-name="P21" draw:layer="layout" svg:width="32.321cm" svg:height="1.198cm" svg:x="0.763cm" svg:y="0.47cm">
          <text:p text:style-name="P5"><text:span text:style-name="T16">interru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3" draw:text-style-name="P19" draw:layer="layout" svg:width="2.321cm" svg:height="1.72cm" svg:x="26.63cm" svg:y="5.138cm">
          <text:p text:style-name="P1"><text:span text:style-name="T12">Stack</text:span></text:p>
          <text:p text:style-name="P1"><text:span text:style-name="T12">Task struc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4" draw:text-style-name="P19" draw:layer="layout" svg:width="2.321cm" svg:height="1.72cm" svg:x="26.665cm" svg:y="7.366cm">
          <text:p text:style-name="P1"><text:span text:style-name="T12">hea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5" draw:text-style-name="P19" draw:layer="layout" svg:width="2.321cm" svg:height="1.72cm" svg:x="26.665cm" svg:y="9.456cm">
          <text:p text:style-name="P1"><text:span text:style-name="T12">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6" draw:text-style-name="P19" draw:layer="layout" svg:width="2.321cm" svg:height="1.72cm" svg:x="26.665cm" svg:y="11.684cm">
          <text:p text:style-name="P1"><text:span text:style-name="T12">tx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7" draw:text-style-name="P19" draw:layer="layout" svg:width="2.321cm" svg:height="1.72cm" svg:x="26.665cm" svg:y="13.716cm">
          <text:p text:style-name="P1"><text:span text:style-name="T12">Top half</text:span></text:p>
          <text:p text:style-name="P1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9" draw:text-style-name="P11" draw:layer="layout" svg:width="4.307cm" svg:height="2.282cm" svg:x="18.295cm" svg:y="3.556cm">
          <text:p text:style-name="P1"><text:span text:style-name="T12">Status 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05" draw:text-style-name="P10" draw:layer="layout" svg:x1="24.83cm" svg:y1="2.894cm" svg:x2="24.831cm" svg:y2="17.372cm">
          <text:p/>
        </draw:line>
        <draw:custom-shape draw:name="CustomShape 3" draw:style-name="gr101" draw:text-style-name="P12" draw:layer="layout" svg:width="2.791cm" svg:height="1.068cm" svg:x="8.128cm" svg:y="7.818cm">
          <text:p text:style-name="P6"><text:span text:style-name="T13">OP+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02" draw:text-style-name="P10" draw:layer="layout" svg:width="5.076cm" svg:height="6.344cm" svg:x="13.462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0" draw:layer="layout" svg:width="2.528cm" svg:height="0.005cm" svg:x="10.923cm" svg:y="8.3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8" draw:layer="layout" svg:width="3.087cm" svg:height="2.017cm" svg:x="13.918cm" svg:y="6.615cm">
          <text:p text:style-name="P1"><text:span text:style-name="T15">AL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6" draw:layer="layout" svg:width="1.772cm" svg:height="11.678cm" svg:x="25.146cm" svg:y="4.574cm">
          <text:p text:style-name="P1"><text:span text:style-name="T12">RAM</text:span></text:p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8" draw:layer="layout" svg:width="3.04cm" svg:height="3.804cm" svg:x="8.632cm" svg:y="11.482cm">
          <text:p text:style-name="P1"><text:span text:style-name="T12">Jump</text:span></text:p>
          <text:p text:style-name="P1"><text:span text:style-name="T12">PUSH</text:span></text:p>
          <text:p text:style-name="P1"><text:span text:style-name="T12">POP</text:span></text:p>
          <text:p text:style-name="P1"><text:span text:style-name="T12">CALL</text:span></text:p>
          <text:p text:style-name="P1"><text:span text:style-name="T12">RET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1" draw:layer="layout" svg:width="2.282cm" svg:height="0.562cm" svg:x="14.478cm" svg:y="11.176cm">
          <text:p text:style-name="P1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11" draw:layer="layout" svg:width="2.536cm" svg:height="0.556cm" svg:x="14.487cm" svg:y="11.684cm">
          <text:p text:style-name="P1"><text:span text:style-name="T12">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7" draw:layer="layout" svg:width="2.534cm" svg:height="1.976cm" svg:x="19.048cm" svg:y="9.45cm">
          <text:p text:style-name="P6"><text:span text:style-name="T13">Routine</text:span></text:p>
          <text:p text:style-name="P6"><text:span text:style-name="T13">do_irq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11" draw:layer="layout" svg:width="2.527cm" svg:height="0.81cm" svg:x="14.487cm" svg:y="12.192cm">
          <text:p text:style-name="P1"><text:span text:style-name="T12">Eax 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1" draw:text-style-name="P12" draw:layer="layout" svg:width="3.298cm" svg:height="2.28cm" svg:x="8.128cm" svg:y="3.302cm">
          <text:p text:style-name="P6"><text:span text:style-name="T13">Synchron</text:span></text:p>
          <text:p text:style-name="P6"><text:span text:style-name="T13">excep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01" draw:text-style-name="P12" draw:layer="layout" svg:width="3.298cm" svg:height="2.28cm" svg:x="29.21cm" svg:y="3.302cm">
          <text:p text:style-name="P6"><text:span text:style-name="T13">Async</text:span></text:p>
          <text:p text:style-name="P6"><text:span text:style-name="T13">Interrupt</text:span></text:p>
          <text:p text:style-name="P6"><text:span text:style-name="T13">hardwar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" draw:text-style-name="P10" draw:layer="layout" svg:width="6.852cm" svg:height="0.001cm" svg:x="11.286cm" svg:y="4.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" draw:text-style-name="P10" draw:layer="layout" svg:width="7.36cm" svg:height="0.001cm" svg:x="22.096cm" svg:y="4.15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" draw:text-style-name="P8" draw:layer="layout" svg:width="3.274cm" svg:height="1.14cm" svg:x="24.379cm" svg:y="3.04cm">
          <text:p text:style-name="P1"><text:span text:style-name="T12">reques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8" draw:layer="layout" svg:width="2.321cm" svg:height="1.72cm" svg:x="19.002cm" svg:y="12.246cm">
          <text:p text:style-name="P1"><text:span text:style-name="T12">Top half</text:span></text:p>
          <text:p text:style-name="P1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8" draw:layer="layout" svg:width="3.044cm" svg:height="1.318cm" svg:x="18.792cm" svg:y="14.478cm">
          <text:p text:style-name="P1"><text:span text:style-name="T12">Botton half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7" draw:layer="layout" svg:width="2.536cm" svg:height="1.52cm" svg:x="22.094cm" svg:y="14.478cm">
          <text:p text:style-name="P6"><text:span text:style-name="T13">Work queue</text:span></text:p>
          <text:p text:style-name="P6"><text:span text:style-name="T13">kthrea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7" draw:layer="layout" svg:width="2.28cm" svg:height="1.012cm" svg:x="16.508cm" svg:y="14.732cm">
          <text:p text:style-name="P6"><text:span text:style-name="T13">Taskl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" draw:text-style-name="P10" draw:layer="layout" svg:width="5.584cm" svg:height="0.001cm" svg:x="18.542cm" svg:y="8.6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07" draw:text-style-name="P2" draw:layer="layout" svg:width="32.321cm" svg:height="1.198cm" svg:x="0.763cm" svg:y="0.47cm">
          <text:p text:style-name="P5"><text:span text:style-name="T16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38" draw:text-style-name="P24" draw:layer="layout" svg:width="4.307cm" svg:height="2.282cm" svg:x="18.295cm" svg:y="3.556cm">
          <text:p text:style-name="P1"><text:span text:style-name="T12">Status 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05" draw:text-style-name="P10" draw:layer="layout" svg:x1="24.83cm" svg:y1="2.894cm" svg:x2="24.831cm" svg:y2="17.372cm">
          <text:p/>
        </draw:line>
        <draw:custom-shape draw:name="CustomShape 3" draw:style-name="gr139" draw:text-style-name="P27" draw:layer="layout" svg:width="2.791cm" svg:height="1.068cm" svg:x="8.128cm" svg:y="7.818cm">
          <text:p text:style-name="P6"><text:span text:style-name="T13">OP+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13" draw:text-style-name="P10" draw:layer="layout" svg:width="5.076cm" svg:height="6.344cm" svg:x="13.462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4" draw:text-style-name="P10" draw:layer="layout" svg:width="2.528cm" svg:height="0.005cm" svg:x="10.923cm" svg:y="8.3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40" draw:text-style-name="P19" draw:layer="layout" svg:width="3.087cm" svg:height="2.017cm" svg:x="13.918cm" svg:y="6.615cm">
          <text:p text:style-name="P1"><text:span text:style-name="T15">AL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1" draw:text-style-name="P28" draw:layer="layout" svg:width="1.772cm" svg:height="11.678cm" svg:x="25.146cm" svg:y="4.574cm">
          <text:p text:style-name="P1"><text:span text:style-name="T12">RAM</text:span></text:p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2" draw:text-style-name="P19" draw:layer="layout" svg:width="3.04cm" svg:height="3.804cm" svg:x="8.632cm" svg:y="11.482cm">
          <text:p text:style-name="P1"><text:span text:style-name="T12">Jump</text:span></text:p>
          <text:p text:style-name="P1"><text:span text:style-name="T12">PUSH</text:span></text:p>
          <text:p text:style-name="P1"><text:span text:style-name="T12">POP</text:span></text:p>
          <text:p text:style-name="P1"><text:span text:style-name="T12">CALL</text:span></text:p>
          <text:p text:style-name="P1"><text:span text:style-name="T12">RET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3" draw:text-style-name="P24" draw:layer="layout" svg:width="2.282cm" svg:height="0.562cm" svg:x="14.478cm" svg:y="11.176cm">
          <text:p text:style-name="P1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4" draw:text-style-name="P24" draw:layer="layout" svg:width="2.536cm" svg:height="0.556cm" svg:x="14.487cm" svg:y="11.684cm">
          <text:p text:style-name="P1"><text:span text:style-name="T12">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5" draw:text-style-name="P22" draw:layer="layout" svg:width="2.534cm" svg:height="1.976cm" svg:x="19.048cm" svg:y="9.45cm">
          <text:p text:style-name="P6"><text:span text:style-name="T13">Routine</text:span></text:p>
          <text:p text:style-name="P6"><text:span text:style-name="T13">do_irq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6" draw:text-style-name="P24" draw:layer="layout" svg:width="2.527cm" svg:height="0.81cm" svg:x="14.487cm" svg:y="12.192cm">
          <text:p text:style-name="P1"><text:span text:style-name="T12">Eax 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7" draw:text-style-name="P27" draw:layer="layout" svg:width="3.298cm" svg:height="2.28cm" svg:x="8.128cm" svg:y="3.302cm">
          <text:p text:style-name="P6"><text:span text:style-name="T13">Synchron</text:span></text:p>
          <text:p text:style-name="P6"><text:span text:style-name="T13">excep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48" draw:text-style-name="P27" draw:layer="layout" svg:width="3.298cm" svg:height="2.28cm" svg:x="29.21cm" svg:y="3.302cm">
          <text:p text:style-name="P6"><text:span text:style-name="T13">Async</text:span></text:p>
          <text:p text:style-name="P6"><text:span text:style-name="T13">Interrupt</text:span></text:p>
          <text:p text:style-name="P6"><text:span text:style-name="T13">hardwar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24" draw:text-style-name="P10" draw:layer="layout" svg:width="6.852cm" svg:height="0.001cm" svg:x="11.286cm" svg:y="4.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25" draw:text-style-name="P10" draw:layer="layout" svg:width="7.36cm" svg:height="0.001cm" svg:x="22.096cm" svg:y="4.15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49" draw:text-style-name="P19" draw:layer="layout" svg:width="3.274cm" svg:height="1.14cm" svg:x="24.379cm" svg:y="3.04cm">
          <text:p text:style-name="P1"><text:span text:style-name="T12">reques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0" draw:text-style-name="P19" draw:layer="layout" svg:width="2.321cm" svg:height="1.72cm" svg:x="19.002cm" svg:y="12.246cm">
          <text:p text:style-name="P1"><text:span text:style-name="T12">Top half</text:span></text:p>
          <text:p text:style-name="P1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1" draw:text-style-name="P19" draw:layer="layout" svg:width="3.044cm" svg:height="1.318cm" svg:x="18.792cm" svg:y="14.478cm">
          <text:p text:style-name="P1"><text:span text:style-name="T12">Botton half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2" draw:text-style-name="P22" draw:layer="layout" svg:width="2.536cm" svg:height="1.52cm" svg:x="22.094cm" svg:y="14.478cm">
          <text:p text:style-name="P6"><text:span text:style-name="T13">Work queue</text:span></text:p>
          <text:p text:style-name="P6"><text:span text:style-name="T13">kthrea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3" draw:text-style-name="P22" draw:layer="layout" svg:width="2.28cm" svg:height="1.012cm" svg:x="16.508cm" svg:y="14.732cm">
          <text:p text:style-name="P6"><text:span text:style-name="T13">Taskl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1" draw:text-style-name="P10" draw:layer="layout" svg:width="5.584cm" svg:height="0.001cm" svg:x="18.542cm" svg:y="8.6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54" draw:text-style-name="P21" draw:layer="layout" svg:width="32.321cm" svg:height="1.198cm" svg:x="0.763cm" svg:y="0.47cm">
          <text:p text:style-name="P5"><text:span text:style-name="T16">Function call caller callee proced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name="Line 39" draw:style-name="gr105" draw:text-style-name="P10" draw:layer="layout" svg:x1="34.036cm" svg:y1="0.254cm" svg:x2="34.037cm" svg:y2="19.304cm">
          <text:p/>
        </draw:line>
        <draw:custom-shape draw:name="CustomShape 43" draw:style-name="gr155" draw:text-style-name="P22" draw:layer="layout" svg:width="4.024cm" svg:height="2.026cm" svg:x="2.326cm" svg:y="7.62cm">
          <text:p text:style-name="P6"><text:span text:style-name="T13">Feeds</text:span></text:p>
          <text:p text:style-name="P6"><text:span text:style-name="T13">Ipk</text:span></text:p>
          <text:p text:style-name="P6"><text:span text:style-name="T13">Package</text:span></text:p>
          <text:p text:style-name="P6"><text:span text:style-name="T13">Make package/bluetopoia/compile </text:span></text:p>
          <text:p text:style-name="P6"><text:span text:style-name="T13">instal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6" draw:text-style-name="P22" draw:layer="layout" svg:width="4.06cm" svg:height="1.518cm" svg:x="6.608cm" svg:y="10.166cm">
          <text:p text:style-name="P6"><text:span text:style-name="T13">Functional</text:span></text:p>
          <text:p text:style-name="P6"><text:span text:style-name="T13">programmin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105" draw:text-style-name="P10" draw:layer="layout" svg:x1="6.158cm" svg:y1="3.302cm" svg:x2="6.159cm" svg:y2="17.78cm">
          <text:p/>
        </draw:line>
        <draw:line draw:name="Line 46" draw:style-name="gr105" draw:text-style-name="P10" draw:layer="layout" svg:x1="13.208cm" svg:y1="3.556cm" svg:x2="13.209cm" svg:y2="18.034cm">
          <text:p/>
        </draw:line>
        <draw:custom-shape draw:name="CustomShape 47" draw:style-name="gr157" draw:text-style-name="P21" draw:layer="layout" svg:width="32.321cm" svg:height="1.198cm" svg:x="0.763cm" svg:y="0.474cm">
          <text:p text:style-name="P5"><text:span text:style-name="T16">openw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name="Line 2" draw:style-name="gr105" draw:text-style-name="P10" draw:layer="layout" svg:x1="24.83cm" svg:y1="2.894cm" svg:x2="24.831cm" svg:y2="17.372cm">
          <text:p/>
        </draw:line>
        <draw:custom-shape draw:name="CustomShape 3" draw:style-name="gr101" draw:text-style-name="P12" draw:layer="layout" svg:width="2.791cm" svg:height="1.068cm" svg:x="8.128cm" svg:y="7.818cm">
          <text:p text:style-name="P6"><text:span text:style-name="T13">makefi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02" draw:text-style-name="P10" draw:layer="layout" svg:width="5.076cm" svg:height="6.344cm" svg:x="13.462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0" draw:layer="layout" svg:width="2.528cm" svg:height="0.005cm" svg:x="10.923cm" svg:y="8.3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8" draw:layer="layout" svg:width="3.087cm" svg:height="2.017cm" svg:x="13.918cm" svg:y="6.615cm">
          <text:p text:style-name="P1"><text:span text:style-name="T15">mak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8" draw:layer="layout" svg:width="3.04cm" svg:height="3.804cm" svg:x="8.632cm" svg:y="11.482cm">
          <text:p text:style-name="P1"><text:span text:style-name="T12">.config</text:span></text:p>
          <text:p text:style-name="P1"><text:span text:style-name="T12">.makefile</text:span></text:p>
          <text:p text:style-name="P1"><text:span text:style-name="T12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1" draw:layer="layout" svg:width="2.282cm" svg:height="0.562cm" svg:x="14.478cm" svg:y="11.176cm">
          <text:p text:style-name="P1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11" draw:layer="layout" svg:width="2.536cm" svg:height="0.556cm" svg:x="14.487cm" svg:y="11.684cm">
          <text:p text:style-name="P1"><text:span text:style-name="T12">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11" draw:layer="layout" svg:width="2.527cm" svg:height="0.81cm" svg:x="14.487cm" svg:y="12.192cm">
          <text:p text:style-name="P1"><text:span text:style-name="T12">Eax 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8" draw:layer="layout" svg:width="2.321cm" svg:height="1.72cm" svg:x="24.344cm" svg:y="6.662cm">
          <text:p text:style-name="P1"><text:span text:style-name="T12">Image</text:span></text:p>
          <text:p text:style-name="P1"><text:span text:style-name="T12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8" draw:text-style-name="P8" draw:layer="layout" svg:width="3.044cm" svg:height="1.318cm" svg:x="13.212cm" svg:y="14.9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9" draw:text-style-name="P7" draw:layer="layout" svg:width="2.536cm" svg:height="1.52cm" svg:x="25.146cm" svg:y="11.4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60" draw:text-style-name="P22" draw:layer="layout" svg:width="4.826cm" svg:height="1.27cm" svg:x="13.208cm" svg:y="13.462cm">
          <text:p text:style-name="P6"><text:span text:style-name="T13">Target dependence</text:span></text:p>
          <text:p text:style-name="P6"><text:span text:style-name="T13">comman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" draw:text-style-name="P10" draw:layer="layout" svg:width="5.584cm" svg:height="0.001cm" svg:x="18.542cm" svg:y="8.6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07" draw:text-style-name="P2" draw:layer="layout" svg:width="32.321cm" svg:height="1.198cm" svg:x="0.763cm" svg:y="0.47cm">
          <text:p text:style-name="P5"><text:span text:style-name="T16">Make vm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61" draw:text-style-name="P19" draw:layer="layout" svg:width="2.321cm" svg:height="1.72cm" svg:x="24.633cm" svg:y="9.456cm">
          <text:p text:style-name="P1"><text:span text:style-name="T12">modul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name="Line 1" draw:style-name="gr105" draw:text-style-name="P10" draw:layer="layout" svg:x1="24.28cm" svg:y1="2.794cm" svg:x2="24.281cm" svg:y2="17.527cm">
          <text:p/>
        </draw:line>
        <draw:custom-shape draw:name="CustomShape 2" draw:style-name="gr101" draw:text-style-name="P12" draw:layer="layout" svg:width="2.133cm" svg:height="1.448cm" svg:x="9.144cm" svg:y="5.66cm">
          <text:p text:style-name="P6"><text:span text:style-name="T13">env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02" draw:text-style-name="P10" draw:layer="layout" svg:width="4.933cm" svg:height="6.344cm" svg:x="13.097cm" svg:y="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0" draw:layer="layout" svg:width="2.528cm" svg:height="0.005cm" svg:x="10.309cm" svg:y="8.78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6" draw:text-style-name="P8" draw:layer="layout" svg:width="1.817cm" svg:height="1.001cm" svg:x="14.426cm" svg:y="7.705cm">
          <text:p text:style-name="P1"><text:span text:style-name="T15">AL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8" draw:layer="layout" svg:width="2.536cm" svg:height="1.9cm" svg:x="1.266cm" svg:y="9.272cm">
          <text:p text:style-name="P1"><text:span text:style-name="T12">Ethernet</text:span></text:p>
          <text:p text:style-name="P1"><text:span text:style-name="T12">Nfs tft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1" draw:layer="layout" svg:width="2.019cm" svg:height="1.012cm" svg:x="14.487cm" svg:y="10.742cm">
          <text:p text:style-name="P1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11" draw:layer="layout" svg:width="2.028cm" svg:height="1.012cm" svg:x="14.478cm" svg:y="11.812cm">
          <text:p text:style-name="P1"><text:span text:style-name="T12">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1" draw:layer="layout" svg:width="2.019cm" svg:height="1.01cm" svg:x="14.487cm" svg:y="12.938cm">
          <text:p text:style-name="P1"><text:span text:style-name="T12">Eax 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0" draw:layer="layout" svg:width="6.852cm" svg:height="0.001cm" svg:x="11.684cm" svg:y="3.30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5" draw:text-style-name="P7" draw:layer="layout" svg:width="2.388cm" svg:height="1.138cm" svg:x="21.988cm" svg:y="7.874cm">
          <text:p text:style-name="P6"><text:span text:style-name="T13">mm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7" draw:layer="layout" svg:width="2.896cm" svg:height="1.9cm" svg:x="13.606cm" svg:y="3.505cm">
          <text:p text:style-name="P6"><text:span text:style-name="T13">bootcm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1" draw:text-style-name="P12" draw:layer="layout" svg:width="2.888cm" svg:height="1.448cm" svg:x="7.62cm" svg:y="7.946cm">
          <text:p text:style-name="P6"><text:span text:style-name="T13">vmlinu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6" draw:text-style-name="P8" draw:layer="layout" svg:width="2.642cm" svg:height="2.154cm" svg:x="3.954cm" svg:y="9.018cm">
          <text:p text:style-name="P1"><text:span text:style-name="T12">Bus</text:span></text:p>
          <text:p text:style-name="P1"><text:span text:style-name="T12">Sd</text:span></text:p>
          <text:p text:style-name="P1"><text:span text:style-name="T12">Nand fals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8" draw:layer="layout" svg:width="3.376cm" svg:height="1.915cm" svg:x="27.96cm" svg:y="9.069cm">
          <text:p text:style-name="P1"><text:span text:style-name="T12">tex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8" draw:layer="layout" svg:width="3.552cm" svg:height="1.46cm" svg:x="27.936cm" svg:y="7.605cm">
          <text:p text:style-name="P1"><text:span text:style-name="T12">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8" draw:layer="layout" svg:width="3.595cm" svg:height="1.313cm" svg:x="27.931cm" svg:y="4.711cm">
          <text:p text:style-name="P1"><text:span text:style-name="T12">stack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8" draw:layer="layout" svg:width="3.595cm" svg:height="1.312cm" svg:x="27.931cm" svg:y="6.225cm">
          <text:p text:style-name="P1"><text:span text:style-name="T15">hea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2" draw:text-style-name="P10" draw:layer="layout" svg:width="4.912cm" svg:height="9.902cm" svg:x="27.342cm" svg:y="4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8" draw:layer="layout" svg:width="2.282cm" svg:height="1.266cm" svg:x="4.314cm" svg:y="15.748cm">
          <text:p text:style-name="P1"><text:span text:style-name="T12">sdra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8" draw:layer="layout" svg:width="2.512cm" svg:height="0.884cm" svg:x="4.338cm" svg:y="14.86cm">
          <text:p text:style-name="P1"><text:span text:style-name="T12">f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8" draw:layer="layout" svg:width="2.833cm" svg:height="0.972cm" svg:x="4.52cm" svg:y="12.74cm">
          <text:p text:style-name="P1"><text:span text:style-name="T12">uboo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8" draw:layer="layout" svg:width="2.071cm" svg:height="0.972cm" svg:x="4.52cm" svg:y="13.756cm">
          <text:p text:style-name="P1"><text:span text:style-name="T15">kerne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2" draw:text-style-name="P10" draw:layer="layout" svg:width="4.06cm" svg:height="4.822cm" svg:x="3.802cm" svg:y="1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26" draw:layer="layout" svg:width="1.518cm" svg:height="11.932cm" svg:x="20.068cm" svg:y="3.132cm">
          <text:p text:style-name="P1"><text:span text:style-name="T12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6" draw:text-style-name="P26" draw:layer="layout" svg:width="2.026cm" svg:height="5.202cm" svg:x="24.892cm" svg:y="4.572cm">
          <text:p text:style-name="P1"><text:span text:style-name="T12">RAM</text:span></text:p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7" draw:layer="layout" svg:width="2.388cm" svg:height="2.154cm" svg:x="10.558cm" svg:y="12.394cm">
          <text:p text:style-name="P6"><text:span text:style-name="T13">Step ston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7" draw:text-style-name="P2" draw:layer="layout" svg:width="32.321cm" svg:height="1.198cm" svg:x="0.763cm" svg:y="0.476cm">
          <text:p text:style-name="P5"><text:span text:style-name="T16">Loa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9" draw:text-style-name="P11" draw:layer="layout" svg:width="4.307cm" svg:height="2.282cm" svg:x="18.295cm" svg:y="3.556cm">
          <text:p text:style-name="P1"><text:span text:style-name="T12">Status 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05" draw:text-style-name="P10" draw:layer="layout" svg:x1="24.83cm" svg:y1="2.894cm" svg:x2="24.831cm" svg:y2="17.372cm">
          <text:p/>
        </draw:line>
        <draw:custom-shape draw:name="CustomShape 3" draw:style-name="gr101" draw:text-style-name="P12" draw:layer="layout" svg:width="2.791cm" svg:height="1.068cm" svg:x="8.128cm" svg:y="7.818cm">
          <text:p text:style-name="P6"><text:span text:style-name="T13">OP+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02" draw:text-style-name="P10" draw:layer="layout" svg:width="5.076cm" svg:height="6.344cm" svg:x="13.462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0" draw:layer="layout" svg:width="2.528cm" svg:height="0.005cm" svg:x="10.923cm" svg:y="8.3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8" draw:layer="layout" svg:width="3.087cm" svg:height="2.017cm" svg:x="13.918cm" svg:y="6.615cm">
          <text:p text:style-name="P1"><text:span text:style-name="T15">ALU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6" draw:layer="layout" svg:width="1.772cm" svg:height="11.678cm" svg:x="25.146cm" svg:y="4.574cm">
          <text:p text:style-name="P1"><text:span text:style-name="T12">RAM</text:span></text:p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8" draw:layer="layout" svg:width="3.04cm" svg:height="3.804cm" svg:x="8.632cm" svg:y="11.482cm">
          <text:p text:style-name="P1"><text:span text:style-name="T12">Jump</text:span></text:p>
          <text:p text:style-name="P1"><text:span text:style-name="T12">PUSH</text:span></text:p>
          <text:p text:style-name="P1"><text:span text:style-name="T12">POP</text:span></text:p>
          <text:p text:style-name="P1"><text:span text:style-name="T12">CALL</text:span></text:p>
          <text:p text:style-name="P1"><text:span text:style-name="T12">RET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1" draw:layer="layout" svg:width="2.282cm" svg:height="0.562cm" svg:x="14.478cm" svg:y="11.176cm">
          <text:p text:style-name="P1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11" draw:layer="layout" svg:width="2.536cm" svg:height="0.556cm" svg:x="14.487cm" svg:y="11.684cm">
          <text:p text:style-name="P1"><text:span text:style-name="T12">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7" draw:layer="layout" svg:width="2.534cm" svg:height="1.976cm" svg:x="19.048cm" svg:y="9.45cm">
          <text:p text:style-name="P6"><text:span text:style-name="T13">Routine</text:span></text:p>
          <text:p text:style-name="P6"><text:span text:style-name="T13">do_irq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11" draw:layer="layout" svg:width="2.527cm" svg:height="0.81cm" svg:x="14.487cm" svg:y="12.192cm">
          <text:p text:style-name="P1"><text:span text:style-name="T12">Eax 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1" draw:text-style-name="P12" draw:layer="layout" svg:width="3.298cm" svg:height="2.28cm" svg:x="8.128cm" svg:y="3.302cm">
          <text:p text:style-name="P6"><text:span text:style-name="T13">Synchron</text:span></text:p>
          <text:p text:style-name="P6"><text:span text:style-name="T13">excep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01" draw:text-style-name="P12" draw:layer="layout" svg:width="3.298cm" svg:height="2.28cm" svg:x="29.21cm" svg:y="3.302cm">
          <text:p text:style-name="P6"><text:span text:style-name="T13">Async</text:span></text:p>
          <text:p text:style-name="P6"><text:span text:style-name="T13">Interrupt</text:span></text:p>
          <text:p text:style-name="P6"><text:span text:style-name="T13">hardwar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" draw:text-style-name="P10" draw:layer="layout" svg:width="6.852cm" svg:height="0.001cm" svg:x="11.286cm" svg:y="4.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" draw:text-style-name="P10" draw:layer="layout" svg:width="7.36cm" svg:height="0.001cm" svg:x="22.096cm" svg:y="4.15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" draw:text-style-name="P8" draw:layer="layout" svg:width="3.274cm" svg:height="1.14cm" svg:x="24.379cm" svg:y="3.04cm">
          <text:p text:style-name="P1"><text:span text:style-name="T12">reques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8" draw:layer="layout" svg:width="2.321cm" svg:height="1.72cm" svg:x="19.002cm" svg:y="12.246cm">
          <text:p text:style-name="P1"><text:span text:style-name="T12">Top half</text:span></text:p>
          <text:p text:style-name="P1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8" draw:layer="layout" svg:width="3.044cm" svg:height="1.318cm" svg:x="18.792cm" svg:y="14.478cm">
          <text:p text:style-name="P1"><text:span text:style-name="T12">Botton half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7" draw:layer="layout" svg:width="2.536cm" svg:height="1.52cm" svg:x="22.094cm" svg:y="14.478cm">
          <text:p text:style-name="P6"><text:span text:style-name="T13">Work queue</text:span></text:p>
          <text:p text:style-name="P6"><text:span text:style-name="T13">kthrea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7" draw:layer="layout" svg:width="2.28cm" svg:height="1.012cm" svg:x="16.508cm" svg:y="14.732cm">
          <text:p text:style-name="P6"><text:span text:style-name="T13">Taskl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" draw:text-style-name="P10" draw:layer="layout" svg:width="5.584cm" svg:height="0.001cm" svg:x="18.542cm" svg:y="8.6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07" draw:text-style-name="P2" draw:layer="layout" svg:width="32.321cm" svg:height="1.198cm" svg:x="0.763cm" svg:y="0.47cm">
          <text:p text:style-name="P5"><text:span text:style-name="T16">Execute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name="Line 39" draw:style-name="gr105" draw:text-style-name="P10" draw:layer="layout" svg:x1="34.036cm" svg:y1="0.254cm" svg:x2="34.037cm" svg:y2="19.304cm">
          <text:p/>
        </draw:line>
        <draw:custom-shape draw:name="CustomShape 43" draw:style-name="gr162" draw:text-style-name="P22" draw:layer="layout" svg:width="4.024cm" svg:height="2.026cm" svg:x="0.508cm" svg:y="7.372cm">
          <text:p text:style-name="P6"><text:span text:style-name="T13">Hostapd cl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63" draw:text-style-name="P22" draw:layer="layout" svg:width="4.06cm" svg:height="1.518cm" svg:x="7.624cm" svg:y="7.118cm">
          <text:p text:style-name="P6"><text:span text:style-name="T13">Wireless tool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105" draw:text-style-name="P10" draw:layer="layout" svg:x1="6.158cm" svg:y1="3.302cm" svg:x2="6.159cm" svg:y2="17.78cm">
          <text:p/>
        </draw:line>
        <draw:line draw:name="Line 46" draw:style-name="gr105" draw:text-style-name="P10" draw:layer="layout" svg:x1="13.208cm" svg:y1="3.556cm" svg:x2="13.209cm" svg:y2="18.034cm">
          <text:p/>
        </draw:line>
        <draw:custom-shape draw:name="CustomShape 47" draw:style-name="gr164" draw:text-style-name="P21" draw:layer="layout" svg:width="32.321cm" svg:height="1.198cm" svg:x="0.763cm" svg:y="0.474cm">
          <text:p text:style-name="P5"><text:span text:style-name="T16">wi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65" draw:text-style-name="P22" draw:layer="layout" svg:width="8.632cm" svg:height="2.032cm" svg:x="14.482cm" svg:y="7.112cm">
          <text:p text:style-name="P6"><text:span text:style-name="T13">bridge_utiles: brclt, addbr, addif</text:span></text:p>
          <text:p text:style-name="P6"><text:span text:style-name="T13">ifconfi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66" draw:text-style-name="P22" draw:layer="layout" svg:width="4.024cm" svg:height="2.026cm" svg:x="3.048cm" svg:y="6.356cm">
          <text:p text:style-name="P6"><text:span text:style-name="T13">Wpa -cli</text:span></text:p>
          <text:p text:style-name="P6"><text:span text:style-name="T13">:scan set connec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67" draw:text-style-name="P22" draw:layer="layout" svg:width="4.024cm" svg:height="2.026cm" svg:x="3.088cm" svg:y="8.388cm">
          <text:p text:style-name="P6"><text:span text:style-name="T13">wap_supplican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68" draw:text-style-name="P22" draw:layer="layout" svg:width="4.06cm" svg:height="1.518cm" svg:x="5.846cm" svg:y="11.944cm">
          <text:p text:style-name="P6"><text:span text:style-name="T13">Open ssl : Wpa Wpa2</text:span></text:p>
          <text:p text:style-name="P6"><text:span text:style-name="T13">Libssl</text:span></text:p>
          <text:p text:style-name="P6"><text:span text:style-name="T13">libcryp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69" draw:text-style-name="P22" draw:layer="layout" svg:width="4.06cm" svg:height="1.518cm" svg:x="5.842cm" svg:y="14.23cm">
          <text:p text:style-name="P6"><text:span text:style-name="T13">Rt 3079sta.ko</text:span></text:p>
          <text:p text:style-name="P6"><text:span text:style-name="T13">Usbcore.k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70" draw:text-style-name="P22" draw:layer="layout" svg:width="4.06cm" svg:height="1.518cm" svg:x="7.116cm" svg:y="16.256cm">
          <text:p text:style-name="P6"><text:span text:style-name="T13">USB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71" draw:text-style-name="P22" draw:layer="layout" svg:width="4.024cm" svg:height="2.026cm" svg:x="1.818cm" svg:y="9.652cm">
          <text:p text:style-name="P6"><text:span text:style-name="T13">Event loo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name="Line 39" draw:style-name="gr105" draw:text-style-name="P10" draw:layer="layout" svg:x1="34.036cm" svg:y1="0.254cm" svg:x2="34.037cm" svg:y2="19.304cm">
          <text:p/>
        </draw:line>
        <draw:custom-shape draw:name="CustomShape 47" draw:style-name="gr172" draw:text-style-name="P21" draw:layer="layout" svg:width="32.321cm" svg:height="1.198cm" svg:x="0.763cm" svg:y="0.474cm">
          <text:p text:style-name="P5"><text:span text:style-name="T16">blu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73" draw:text-style-name="P24" draw:layer="layout" svg:width="4.307cm" svg:height="2.282cm" svg:x="16.256cm" svg:y="3.556cm">
          <text:p text:style-name="P1"><text:span text:style-name="T12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3" draw:text-style-name="P10" draw:layer="layout" svg:width="5.076cm" svg:height="6.344cm" svg:x="14.986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4" draw:text-style-name="P19" draw:layer="layout" svg:width="3.087cm" svg:height="2.017cm" svg:x="15.442cm" svg:y="7.885cm">
          <text:p text:style-name="P1"><text:span text:style-name="T15">Dbus AP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5" draw:text-style-name="P19" draw:layer="layout" svg:width="3.04cm" svg:height="3.804cm" svg:x="13.216cm" svg:y="10.97cm">
          <text:p text:style-name="P1"><text:span text:style-name="T12">HCI data, event 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6" draw:text-style-name="P24" draw:layer="layout" svg:width="2.282cm" svg:height="0.562cm" svg:x="16.759cm" svg:y="14.176cm">
          <text:p text:style-name="P1"><text:span text:style-name="T12">d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7" draw:text-style-name="P27" draw:layer="layout" svg:width="3.298cm" svg:height="2.28cm" svg:x="16.514cm" svg:y="1.524cm">
          <text:p text:style-name="P6"><text:span text:style-name="T13">ap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78" draw:text-style-name="P19" draw:layer="layout" svg:width="2.321cm" svg:height="1.72cm" svg:x="19.264cm" svg:y="7.932cm">
          <text:p text:style-name="P1"><text:span text:style-name="T12">profil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9" draw:text-style-name="P19" draw:layer="layout" svg:width="3.044cm" svg:height="1.318cm" svg:x="16.225cm" svg:y="9.652cm">
          <text:p text:style-name="P1"><text:span text:style-name="T12">LLca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80" draw:text-style-name="P22" draw:layer="layout" svg:width="2.28cm" svg:height="1.012cm" svg:x="18.542cm" svg:y="15.244cm">
          <text:p text:style-name="P6"><text:span text:style-name="T13">even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17.272cm" svg:y1="14.986cm" svg:x2="17.272cm" svg:y2="16.002cm">
          <text:p/>
        </draw:line>
        <draw:line draw:style-name="gr54" draw:text-style-name="P23" draw:layer="layout" svg:x1="18.288cm" svg:y1="16.002cm" svg:x2="18.288cm" svg:y2="14.738cm">
          <text:p/>
        </draw:line>
        <draw:custom-shape draw:name="CustomShape 9" draw:style-name="gr181" draw:text-style-name="P24" draw:layer="layout" svg:width="2.794cm" svg:height="0.762cm" svg:x="16.256cm" svg:y="16.51cm">
          <text:p text:style-name="P1"><text:span text:style-name="T12">802.15.4 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line draw:name="Line 39" draw:style-name="gr105" draw:text-style-name="P10" draw:layer="layout" svg:x1="34.036cm" svg:y1="0.254cm" svg:x2="34.037cm" svg:y2="19.304cm">
          <text:p/>
        </draw:line>
        <draw:custom-shape draw:name="CustomShape 47" draw:style-name="gr182" draw:text-style-name="P21" draw:layer="layout" svg:width="32.321cm" svg:height="1.198cm" svg:x="0.763cm" svg:y="0.474cm">
          <text:p text:style-name="P5"><text:span text:style-name="T16">Csr M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83" draw:text-style-name="P24" draw:layer="layout" svg:width="3.048cm" svg:height="1.884cm" svg:x="5.08cm" svg:y="1.672cm">
          <text:p text:style-name="P1"><text:span text:style-name="T12">Phone</text:span></text:p>
          <text:p text:style-name="P1"><text:span text:style-name="T12">:http data</text:span></text:p>
          <text:p text:style-name="P1"><text:span text:style-name="T12">BT+WI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4" draw:text-style-name="P10" draw:layer="layout" svg:width="9.902cm" svg:height="6.344cm" svg:x="10.16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5" draw:text-style-name="P19" draw:layer="layout" svg:width="3.087cm" svg:height="2.017cm" svg:x="12.148cm" svg:y="8.143cm">
          <text:p text:style-name="P1"><text:span text:style-name="T15">uhttp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6" draw:text-style-name="P19" draw:layer="layout" svg:width="4.31cm" svg:height="0.968cm" svg:x="14.994cm" svg:y="11.684cm">
          <text:p text:style-name="P1"><text:span text:style-name="T12">csr_mesh_GW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7" draw:text-style-name="P24" draw:layer="layout" svg:width="2.282cm" svg:height="0.562cm" svg:x="16.764cm" svg:y="12.954cm">
          <text:p text:style-name="P1"><text:span text:style-name="T12">blu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8" draw:text-style-name="P27" draw:layer="layout" svg:width="3.298cm" svg:height="1.27cm" svg:x="8.64cm" svg:y="3.302cm">
          <text:p text:style-name="P6"><text:span text:style-name="T13">Http 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89" draw:text-style-name="P19" draw:layer="layout" svg:width="1.813cm" svg:height="0.704cm" svg:x="16.47cm" svg:y="7.678cm">
          <text:p text:style-name="P1"><text:span text:style-name="T12">br-la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90" draw:text-style-name="P19" draw:layer="layout" svg:width="3.044cm" svg:height="1.318cm" svg:x="14.986cm" svg:y="9.906cm">
          <text:p text:style-name="P1"><text:span text:style-name="T12">csr_service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91" draw:text-style-name="P22" xml:id="id2" draw:id="id2" draw:layer="layout" svg:width="1.772cm" svg:height="0.762cm" svg:x="14.23cm" svg:y="6.096cm">
          <text:p text:style-name="P6"><text:span text:style-name="T13">Wlan0-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17.272cm" svg:y1="14.986cm" svg:x2="17.272cm" svg:y2="16.002cm">
          <text:p/>
        </draw:line>
        <draw:line draw:style-name="gr54" draw:text-style-name="P23" draw:layer="layout" svg:x1="18.288cm" svg:y1="16.002cm" svg:x2="18.288cm" svg:y2="14.738cm">
          <text:p/>
        </draw:line>
        <draw:custom-shape draw:name="CustomShape 9" draw:style-name="gr192" draw:text-style-name="P24" draw:layer="layout" svg:width="2.794cm" svg:height="0.762cm" svg:x="16.256cm" svg:y="16.51cm">
          <text:p text:style-name="P1"><text:span text:style-name="T12">802.15.4 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93" draw:text-style-name="P22" xml:id="id3" draw:id="id3" draw:layer="layout" svg:width="1.772cm" svg:height="0.762cm" svg:x="18.04cm" svg:y="6.096cm">
          <text:p text:style-name="P6"><text:span text:style-name="T13">eth0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94" draw:text-style-name="P22" draw:layer="layout" svg:width="3.296cm" svg:height="0.762cm" svg:x="20.574cm" svg:y="5.842cm">
          <text:p text:style-name="P6"><text:span text:style-name="T13">192.168.1.10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9" draw:text-style-name="P25" draw:layer="layout" svg:x1="15.116cm" svg:y1="6.858cm" svg:x2="18.926cm" svg:y2="6.858cm" draw:start-shape="id2" draw:start-glue-point="2" draw:end-shape="id3" svg:d="M15116 6858v638h3810v-638" svg:viewBox="0 0 3811 639">
          <text:p/>
        </draw:connector>
        <draw:custom-shape draw:name="CustomShape 21" draw:style-name="gr195" draw:text-style-name="P22" draw:layer="layout" svg:width="3.296cm" svg:height="0.762cm" svg:x="18.542cm" svg:y="8.128cm">
          <text:p text:style-name="P6"><text:span text:style-name="T13">192.168.1.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9" draw:text-style-name="P25" draw:layer="layout" svg:x1="12.461cm" svg:y1="4.365cm" svg:x2="13.705cm" svg:y2="5.582cm" svg:d="M12461 4365h622v1217h622" svg:viewBox="0 0 1245 1218">
          <text:p/>
        </draw:connector>
        <draw:custom-shape draw:name="CustomShape 21" draw:style-name="gr196" draw:text-style-name="P22" draw:layer="layout" svg:width="1.486cm" svg:height="0.762cm" svg:x="13.5cm" svg:y="4.503cm">
          <text:p text:style-name="P6"><text:span text:style-name="T13">wif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97" draw:text-style-name="P22" draw:layer="layout" svg:width="3.296cm" svg:height="0.762cm" svg:x="11.176cm" svg:y="2.032cm">
          <text:p text:style-name="P6"><text:span text:style-name="T13">192.168.1.128/24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17.526cm" svg:y1="10.922cm" svg:x2="17.526cm" svg:y2="11.684cm">
          <text:p/>
        </draw:line>
        <draw:custom-shape draw:name="CustomShape 1" draw:style-name="gr198" draw:text-style-name="P24" draw:layer="layout" svg:width="3.048cm" svg:height="1.884cm" svg:x="3.556cm" svg:y="13.97cm">
          <text:p text:style-name="P1"><text:span text:style-name="T12">Mesh L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99" draw:text-style-name="P19" xml:id="id4" draw:id="id4" draw:layer="layout" svg:width="3.044cm" svg:height="1.318cm" svg:x="2.286cm" svg:y="15.494cm">
          <text:p text:style-name="P1"><text:span text:style-name="T12">mes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00" draw:text-style-name="P19" xml:id="id5" draw:id="id5" draw:layer="layout" svg:width="3.044cm" svg:height="1.318cm" svg:x="5.592cm" svg:y="15.446cm">
          <text:p text:style-name="P1"><text:span text:style-name="T12">gat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6.096cm" svg:y1="4.572cm" svg:x2="4.318cm" svg:y2="13.462cm">
          <text:p/>
        </draw:line>
        <draw:custom-shape draw:name="CustomShape 21" draw:style-name="gr201" draw:text-style-name="P22" draw:layer="layout" svg:width="1.486cm" svg:height="0.762cm" svg:x="3.556cm" svg:y="8.636cm">
          <text:p text:style-name="P6"><text:span text:style-name="T13">s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9" draw:text-style-name="P25" draw:layer="layout" svg:x1="3.808cm" svg:y1="16.812cm" svg:x2="7.114cm" svg:y2="16.764cm" draw:start-shape="id4" draw:start-glue-point="2" draw:end-shape="id5" draw:end-glue-point="2" svg:d="M3808 16812v500h3306v-548" svg:viewBox="0 0 3307 549">
          <text:p/>
        </draw:connector>
        <presentation:notes draw:style-name="dp2">
          <draw:page-thumbnail draw:style-name="gr3" draw:layer="layout" svg:width="19.808cm" svg:height="11.136cm" svg:x="0.59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9" draw:text-style-name="P11" draw:layer="layout" svg:width="2.781cm" svg:height="1.01cm" svg:x="5.851cm" svg:y="14.734cm">
          <text:p text:style-name="P1"><text:span text:style-name="T12">.git d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1" draw:text-style-name="P12" draw:layer="layout" svg:width="3.044cm" svg:height="1.266cm" svg:x="2.794cm" svg:y="11.176cm">
          <text:p text:style-name="P6"><text:span text:style-name="T13">Work director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02" draw:text-style-name="P10" draw:layer="layout" svg:width="4.82cm" svg:height="5.076cm" svg:x="6.19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0" draw:layer="layout" svg:width="6.093cm" svg:height="0.001cm" svg:x="5.841cm" svg:y="11.6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6" draw:text-style-name="P8" draw:layer="layout" svg:width="2.282cm" svg:height="1.012cm" svg:x="7.616cm" svg:y="12.192cm">
          <text:p text:style-name="P1"><text:span text:style-name="T12">ad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7" draw:layer="layout" svg:width="14.982cm" svg:height="3.66cm" svg:x="11.134cm" svg:y="3.016cm">
          <text:p text:style-name="P6"><text:span text:style-name="T13">Git.mycompany.co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7" draw:text-style-name="P2" draw:layer="layout" svg:width="32.321cm" svg:height="1.198cm" svg:x="0.763cm" svg:y="0.464cm">
          <text:p text:style-name="P5"><text:span text:style-name="T16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2" draw:layer="layout" svg:width="3.044cm" svg:height="1.012cm" svg:x="12.446cm" svg:y="11.176cm">
          <text:p text:style-name="P6"><text:span text:style-name="T13">sta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01" draw:text-style-name="P12" draw:layer="layout" svg:width="2.282cm" svg:height="1.012cm" svg:x="18.288cm" svg:y="11.176cm">
          <text:p text:style-name="P6"><text:span text:style-name="T13">.git di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01" draw:text-style-name="P12" draw:layer="layout" svg:width="2.536cm" svg:height="1.012cm" svg:x="26.67cm" svg:y="11.176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6" draw:text-style-name="P8" draw:layer="layout" svg:width="2.536cm" svg:height="0.758cm" svg:x="7.362cm" svg:y="13.716cm">
          <text:p text:style-name="P1"><text:span text:style-name="T12">Git cor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10" draw:layer="layout" svg:width="2.536cm" svg:height="0.001cm" svg:x="15.494cm" svg:y="11.6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" draw:text-style-name="P8" draw:layer="layout" svg:width="2.282cm" svg:height="1.012cm" svg:x="14.982cm" svg:y="12.192cm">
          <text:p text:style-name="P1"><text:span text:style-name="T12">comi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8" draw:layer="layout" svg:width="2.282cm" svg:height="0.758cm" svg:x="8.632cm" svg:y="14.734cm">
          <text:p text:style-name="P1"><text:span text:style-name="T12">commi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8" draw:layer="layout" svg:width="1.774cm" svg:height="0.758cm" svg:x="8.632cm" svg:y="15.496cm">
          <text:p text:style-name="P1"><text:span text:style-name="T12">tre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8" draw:layer="layout" svg:width="1.774cm" svg:height="0.758cm" svg:x="10.41cm" svg:y="15.496cm">
          <text:p text:style-name="P1"><text:span text:style-name="T12">blob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1" draw:text-style-name="P12" draw:layer="layout" svg:width="2.536cm" svg:height="1.012cm" svg:x="22.352cm" svg:y="11.43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1" draw:text-style-name="P12" draw:layer="layout" svg:width="2.536cm" svg:height="1.012cm" svg:x="29.21cm" svg:y="11.176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9" draw:style-name="gr105" draw:text-style-name="P10" draw:layer="layout" svg:x1="25.4cm" svg:y1="9.652cm" svg:x2="4.758cm" svg:y2="9.667cm">
          <text:p/>
        </draw:line>
        <draw:custom-shape draw:name="CustomShape 20" draw:style-name="gr101" draw:text-style-name="P12" draw:layer="layout" svg:width="2.536cm" svg:height="1.012cm" svg:x="16.764cm" svg:y="5.156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01" draw:text-style-name="P12" draw:layer="layout" svg:width="2.536cm" svg:height="1.012cm" svg:x="12.954cm" svg:y="5.156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01" draw:text-style-name="P12" draw:layer="layout" svg:width="2.536cm" svg:height="1.012cm" svg:x="19.812cm" svg:y="4.902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11" draw:layer="layout" svg:width="2.781cm" svg:height="1.01cm" svg:x="21.853cm" svg:y="2.87cm">
          <text:p text:style-name="P1"><text:span text:style-name="T12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" draw:text-style-name="P10" draw:layer="layout" svg:width="1.52cm" svg:height="1.267cm" svg:x="20.824cm" svg:y="3.88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8" draw:text-style-name="P10" draw:layer="layout" svg:width="0.001cm" svg:height="5.075cm" svg:x="20.573cm" svg:y="6.0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6" draw:text-style-name="P8" draw:layer="layout" svg:width="2.282cm" svg:height="1.012cm" svg:x="20.569cm" svg:y="8.128cm">
          <text:p text:style-name="P1"><text:span text:style-name="T12">fetc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1" draw:text-style-name="P12" draw:layer="layout" svg:width="2.536cm" svg:height="1.012cm" svg:x="26.416cm" svg:y="13.97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01" draw:text-style-name="P12" draw:layer="layout" svg:width="2.536cm" svg:height="1.012cm" svg:x="29.464cm" svg:y="13.716cm">
          <text:p text:style-name="P6"><text:span text:style-name="T13">com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" draw:text-style-name="P10" draw:layer="layout" svg:width="2.536cm" svg:height="0.001cm" svg:x="20.32cm" svg:y="11.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8" draw:text-style-name="P10" draw:layer="layout" svg:width="2.536cm" svg:height="0.001cm" svg:x="24.13cm" svg:y="11.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8" draw:text-style-name="P10" draw:layer="layout" svg:width="2.536cm" svg:height="0.001cm" svg:x="27.94cm" svg:y="11.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8" draw:text-style-name="P10" draw:layer="layout" svg:width="2.536cm" svg:height="1.52cm" svg:x="24.13cm" svg:y="12.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8" draw:text-style-name="P10" draw:layer="layout" svg:width="2.536cm" svg:height="0.001cm" svg:x="27.686cm" svg:y="14.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" draw:text-style-name="P11" draw:layer="layout" svg:width="2.781cm" svg:height="1.01cm" svg:x="29.981cm" svg:y="9.144cm">
          <text:p text:style-name="P1"><text:span text:style-name="T12">origin/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8" draw:text-style-name="P10" draw:layer="layout" svg:width="1.52cm" svg:height="1.267cm" svg:x="30.222cm" svg:y="9.90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" draw:text-style-name="P11" draw:layer="layout" svg:width="2.781cm" svg:height="1.01cm" svg:x="30.226cm" svg:y="15.75cm">
          <text:p text:style-name="P1"><text:span text:style-name="T12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8" draw:text-style-name="P10" draw:layer="layout" svg:width="0.758cm" svg:height="0.757cm" svg:x="31.238cm" svg:y="14.723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8" draw:text-style-name="P10" draw:layer="layout" svg:width="1.266cm" svg:height="0.001cm" svg:x="15.236cm" svg:y="6.17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8" draw:text-style-name="P10" draw:layer="layout" svg:width="1.266cm" svg:height="0.001cm" svg:x="18.628cm" svg:y="5.8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8" draw:text-style-name="P10" draw:layer="layout" svg:width="0.001cm" svg:height="5.075cm" svg:x="22.605cm" svg:y="6.09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6" draw:text-style-name="P8" draw:layer="layout" svg:width="2.282cm" svg:height="1.012cm" svg:x="22.856cm" svg:y="8.875cm">
          <text:p text:style-name="P1"><text:span text:style-name="T12">pul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8" draw:text-style-name="P10" draw:layer="layout" svg:width="0.001cm" svg:height="3.551cm" svg:x="21.336cm" svg:y="12.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6" draw:text-style-name="P8" draw:layer="layout" svg:width="2.282cm" svg:height="1.012cm" svg:x="20.882cm" svg:y="13.829cm">
          <text:p text:style-name="P1"><text:span text:style-name="T12">merg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8" draw:text-style-name="P10" draw:layer="layout" svg:width="0.001cm" svg:height="2.79cm" svg:x="25.64cm" svg:y="7.8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6" draw:text-style-name="P8" draw:layer="layout" svg:width="2.282cm" svg:height="1.012cm" svg:x="26.158cm" svg:y="8.636cm">
          <text:p text:style-name="P1"><text:span text:style-name="T12">pus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" draw:text-style-name="P8" draw:layer="layout" svg:width="2.282cm" svg:height="1.012cm" svg:x="22.856cm" svg:y="14.732cm">
          <text:p text:style-name="P1"><text:span text:style-name="T12">stas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0" draw:layer="layout" svg:width="4.059cm" svg:height="0.001cm" svg:x="6.595cm" svg:y="11.16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" draw:text-style-name="P8" draw:layer="layout" svg:width="2.282cm" svg:height="1.012cm" svg:x="7.616cm" svg:y="9.906cm">
          <text:p text:style-name="P1"><text:span text:style-name="T12">Checkout/r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" draw:text-style-name="P8" draw:layer="layout" svg:width="2.282cm" svg:height="1.012cm" svg:x="18.03cm" svg:y="14.986cm">
          <text:p text:style-name="P1"><text:span text:style-name="T12">Branch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9" draw:text-style-name="P11" draw:layer="layout" svg:width="2.781cm" svg:height="1.01cm" svg:x="29.972cm" svg:y="7.114cm">
          <text:p text:style-name="P1"><text:span text:style-name="T12">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" draw:text-style-name="P8" draw:layer="layout" svg:width="2.282cm" svg:height="1.012cm" svg:x="17.776cm" svg:y="7.366cm">
          <text:p text:style-name="P1"><text:span text:style-name="T12">clon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" draw:text-style-name="P8" draw:layer="layout" svg:width="2.282cm" svg:height="1.012cm" svg:x="17.268cm" svg:y="8.651cm">
          <text:p text:style-name="P1"><text:span text:style-name="T12">Remote ad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7" draw:style-name="gr202" draw:text-style-name="P21" draw:layer="layout" svg:width="32.321cm" svg:height="1.198cm" svg:x="0.763cm" svg:y="0.464cm">
          <text:p text:style-name="P5"><text:span text:style-name="T16">Git inter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line draw:name="Line 39" draw:style-name="gr105" draw:text-style-name="P10" draw:layer="layout" svg:x1="34.036cm" svg:y1="0.254cm" svg:x2="34.037cm" svg:y2="19.304cm">
          <text:p/>
        </draw:line>
        <draw:custom-shape draw:name="CustomShape 47" draw:style-name="gr203" draw:text-style-name="P21" draw:layer="layout" svg:width="32.321cm" svg:height="1.198cm" svg:x="0.763cm" svg:y="0.474cm">
          <text:p text:style-name="P5"><text:span text:style-name="T16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04" draw:text-style-name="P24" draw:layer="layout" svg:width="4.307cm" svg:height="2.282cm" svg:x="16.256cm" svg:y="3.556cm">
          <text:p text:style-name="P1"><text:span text:style-name="T12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3" draw:text-style-name="P10" draw:layer="layout" svg:width="5.076cm" svg:height="6.344cm" svg:x="14.986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5" draw:text-style-name="P19" draw:layer="layout" svg:width="3.087cm" svg:height="2.017cm" svg:x="15.442cm" svg:y="7.885cm">
          <text:p text:style-name="P1"><text:span text:style-name="T15">Grep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6" draw:text-style-name="P19" draw:layer="layout" svg:width="3.04cm" svg:height="3.804cm" svg:x="13.216cm" svg:y="10.97cm">
          <text:p text:style-name="P1"><text:span text:style-name="T12">HCI data, event 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7" draw:text-style-name="P24" draw:layer="layout" svg:width="2.282cm" svg:height="0.562cm" svg:x="16.759cm" svg:y="14.176cm">
          <text:p text:style-name="P1"><text:span text:style-name="T12">d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8" draw:text-style-name="P27" draw:layer="layout" svg:width="3.298cm" svg:height="2.28cm" svg:x="16.514cm" svg:y="1.524cm">
          <text:p text:style-name="P6"><text:span text:style-name="T13">gd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209" draw:text-style-name="P19" draw:layer="layout" svg:width="2.321cm" svg:height="1.72cm" svg:x="19.264cm" svg:y="7.932cm">
          <text:p text:style-name="P1"><text:span text:style-name="T12">gi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10" draw:text-style-name="P19" draw:layer="layout" svg:width="3.044cm" svg:height="1.318cm" svg:x="16.225cm" svg:y="9.652cm">
          <text:p text:style-name="P1"><text:span text:style-name="T12">fin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1" draw:text-style-name="P22" draw:layer="layout" svg:width="2.28cm" svg:height="1.012cm" svg:x="18.542cm" svg:y="15.244cm">
          <text:p text:style-name="P6"><text:span text:style-name="T13">even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" draw:text-style-name="P23" draw:layer="layout" svg:x1="17.272cm" svg:y1="14.986cm" svg:x2="17.272cm" svg:y2="16.002cm">
          <text:p/>
        </draw:line>
        <draw:line draw:style-name="gr54" draw:text-style-name="P23" draw:layer="layout" svg:x1="18.288cm" svg:y1="16.002cm" svg:x2="18.288cm" svg:y2="14.738cm">
          <text:p/>
        </draw:line>
        <draw:custom-shape draw:name="CustomShape 9" draw:style-name="gr212" draw:text-style-name="P24" draw:layer="layout" svg:width="2.794cm" svg:height="0.762cm" svg:x="16.256cm" svg:y="16.51cm">
          <text:p text:style-name="P1"><text:span text:style-name="T12">802.15.4 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9" draw:text-style-name="P11" draw:layer="layout" svg:width="4.307cm" svg:height="2.282cm" svg:x="18.295cm" svg:y="3.556cm">
          <text:p text:style-name="P1"><text:span text:style-name="T12">Status 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05" draw:text-style-name="P10" draw:layer="layout" svg:x1="24.83cm" svg:y1="2.894cm" svg:x2="24.831cm" svg:y2="17.372cm">
          <text:p/>
        </draw:line>
        <draw:custom-shape draw:name="CustomShape 4" draw:style-name="gr102" draw:text-style-name="P10" draw:layer="layout" svg:width="5.076cm" svg:height="6.344cm" svg:x="13.462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1" draw:layer="layout" svg:width="2.282cm" svg:height="0.562cm" svg:x="4.572cm" svg:y="4.007cm">
          <text:p text:style-name="P1"><text:span text:style-name="T12">Cur-&gt;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1" draw:text-style-name="P12" draw:layer="layout" svg:width="3.298cm" svg:height="2.28cm" svg:x="16.002cm" svg:y="2.035cm">
          <text:p text:style-name="P6"><text:span text:style-name="T13">Synchron</text:span></text:p>
          <text:p text:style-name="P6"><text:span text:style-name="T13">excep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01" draw:text-style-name="P12" draw:layer="layout" svg:width="3.298cm" svg:height="2.28cm" svg:x="29.21cm" svg:y="3.302cm">
          <text:p text:style-name="P6"><text:span text:style-name="T13">Async</text:span></text:p>
          <text:p text:style-name="P6"><text:span text:style-name="T13">Interrupt</text:span></text:p>
          <text:p text:style-name="P6"><text:span text:style-name="T13">hardwar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" draw:text-style-name="P10" draw:layer="layout" svg:width="6.852cm" svg:height="0.001cm" svg:x="11.286cm" svg:y="4.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" draw:text-style-name="P10" draw:layer="layout" svg:width="7.36cm" svg:height="0.001cm" svg:x="22.096cm" svg:y="4.15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" draw:text-style-name="P8" draw:layer="layout" svg:width="3.274cm" svg:height="1.14cm" svg:x="24.379cm" svg:y="3.04cm">
          <text:p text:style-name="P1"><text:span text:style-name="T12">reques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8" draw:layer="layout" svg:width="2.791cm" svg:height="0.759cm" svg:x="1.262cm" svg:y="3.81cm">
          <text:p text:style-name="P1"><text:span text:style-name="T12">curren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7" draw:layer="layout" svg:width="10.661cm" svg:height="0.758cm" svg:x="7.869cm" svg:y="4.827cm">
          <text:p text:style-name="P6"><text:span text:style-name="T13">a person having complete control of somethin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7" draw:text-style-name="P2" draw:layer="layout" svg:width="32.321cm" svg:height="1.198cm" svg:x="0.763cm" svg:y="0.47cm">
          <text:p text:style-name="P5"><text:span text:style-name="T16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" draw:text-style-name="P8" draw:layer="layout" svg:width="2.791cm" svg:height="0.759cm" svg:x="1.262cm" svg:y="5.842cm">
          <text:p text:style-name="P1"><text:span text:style-name="T12">permanen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8" draw:layer="layout" svg:width="2.791cm" svg:height="0.759cm" svg:x="1.262cm" svg:y="4.826cm">
          <text:p text:style-name="P1"><text:span text:style-name="T12">arbitrary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8" draw:layer="layout" svg:width="2.791cm" svg:height="0.759cm" svg:x="1.174cm" svg:y="6.937cm">
          <text:p text:style-name="P1"><text:span text:style-name="T12">trivi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11" draw:layer="layout" svg:width="2.282cm" svg:height="0.562cm" svg:x="4.826cm" svg:y="5.023cm">
          <text:p text:style-name="P1"><text:span text:style-name="T12">arbi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3" draw:text-style-name="P22" draw:layer="layout" svg:width="10.661cm" svg:height="0.758cm" svg:x="1.272cm" svg:y="10.16cm">
          <text:p text:style-name="P6"><text:span text:style-name="T13">Tomorrow is never clear, our time is here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4" draw:text-style-name="P22" draw:layer="layout" svg:width="10.661cm" svg:height="0.758cm" svg:x="1.272cm" svg:y="11.18cm">
          <text:p text:style-name="P6"><text:span text:style-name="T13">You have to prune a bush, if you want to frui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5" draw:text-style-name="P22" draw:layer="layout" svg:width="10.661cm" svg:height="0.758cm" svg:x="1.267cm" svg:y="12.704cm">
          <text:p text:style-name="P6"><text:span text:style-name="T13">Reading make a full man conference a ready man , writing makes a exact man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08cm" svg:height="11.136cm" svg:x="0.59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Unicode MS1" svg:font-family="'Arial Unicode MS'"/>
    <style:font-face style:name="Calibri1" svg:font-family="Calibri"/>
    <style:font-face style:name="DejaVu Sans2" svg:font-family="'DejaVu Sans'"/>
    <style:font-face style:name="メイリオ1" svg:font-family="メイリオ"/>
    <style:font-face style:name="ＭＳ Ｐゴシック1" svg:font-family="'ＭＳ Ｐゴシック'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メイリオ" svg:font-family="メイリオ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c76866" draw:end-color="#c54a47" draw:start-intensity="100%" draw:end-intensity="100%" draw:angle="0" draw:border="0%"/>
    <draw:gradient draw:name="Gradient_20_3" draw:display-name="Gradient 3" draw:style="linear" draw:start-color="#d9caee" draw:end-color="#f1eaf8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71%" draw:distance="71%"/>
    <draw:stroke-dash draw:name="Dashed_20__28_var_29__20_5" draw:display-name="Dashed (var) 5" draw:style="round" draw:dots1="1" draw:dots1-length="62%" draw:distance="62%"/>
    <draw:stroke-dash draw:name="Dashed_20__28_var_29__20_6" draw:display-name="Dashed (var) 6" draw:style="round" draw:dots1="1" draw:dots1-length="79%" draw:distance="7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4d4d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c00000" draw:stroke-linejoin="miter" draw:fill="solid" draw:fill-color="#99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d4d4d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loext:graphic-properties draw:fill="solid" draw:fill-color="#990000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d9d9d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 Unicode MS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DejaVu Sans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84cm" svg:height="1.125cm" svg:x="0cm" svg:y="17.9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4.106cm" svg:height="0.998cm" svg:x="29.728cm" svg:y="17.98cm">
        <text:p text:style-name="MP6"><text:span text:style-name="MT2">CONFIDENTIAL</text:span></text:p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Picture 2" draw:style-name="Mgr5" draw:text-style-name="MP8" draw:layer="backgroundobjects" svg:width="4.627cm" svg:height="1.252cm" svg:x="28.793cm" svg:y="0.401cm">
        <draw:image xlink:href="Pictures/100000000000010000000046EBAD350956E428A0.png" xlink:type="simple" xlink:show="embed" xlink:actuate="onLoad">
          <text:p/>
        </draw:image>
      </draw:frame>
      <draw:custom-shape draw:name="CustomShape 3" draw:style-name="Mgr6" draw:text-style-name="MP10" draw:layer="backgroundobjects" svg:width="4.799cm" svg:height="0.744cm" svg:x="0.662cm" svg:y="18.157cm">
        <text:p text:style-name="MP9"><text:span text:style-name="MT3">Mission / Vision / Valu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94cm" svg:height="3.18cm" svg:x="1.694cm" svg:y="0.76cm" presentation:class="title" presentation:placeholder="true">
        <draw:text-box/>
      </draw:frame>
      <draw:frame presentation:style-name="Blank_20_Slide-outline1" draw:layer="backgroundobjects" svg:width="30.494cm" svg:height="11.048cm" svg:x="1.694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3.884cm" svg:height="1.125cm" svg:x="0cm" svg:y="17.9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4.106cm" svg:height="0.998cm" svg:x="29.728cm" svg:y="17.98cm">
        <text:p text:style-name="MP6"><text:span text:style-name="MT2">CONFIDENTIAL</text:span></text:p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Picture 2" draw:style-name="Mgr5" draw:text-style-name="MP8" draw:layer="backgroundobjects" svg:width="4.627cm" svg:height="1.252cm" svg:x="28.793cm" svg:y="0.401cm">
        <draw:image xlink:href="Pictures/100000000000010000000046EBAD350956E428A0.png" xlink:type="simple" xlink:show="embed" xlink:actuate="onLoad">
          <text:p/>
        </draw:image>
      </draw:frame>
      <draw:custom-shape draw:name="CustomShape 3" draw:style-name="Mgr6" draw:text-style-name="MP10" draw:layer="backgroundobjects" svg:width="4.799cm" svg:height="0.744cm" svg:x="0.662cm" svg:y="18.122cm">
        <text:p text:style-name="MP9"><text:span text:style-name="MT4"><text:s text:c="2"/></text:span><text:span text:style-name="MT4">| <text:s text:c="2"/>CS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11" draw:layer="backgroundobjects" svg:width="31.991cm" svg:height="14.711cm" svg:x="0.953cm" svg:y="2.804cm">
        <text:p/>
        <draw:enhanced-geometry draw:mirror-horizontal="false" draw:mirror-vertical="false" svg:viewBox="0 0 0 0" draw:text-areas="?f5 ?f5 ?f6 ?f7" draw:type="ooxml-roundRect" draw:modifiers="352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presentation:style-name="Default-title" draw:layer="backgroundobjects" svg:width="30.494cm" svg:height="3.18cm" svg:x="1.694cm" svg:y="0.76cm" presentation:class="title" presentation:placeholder="true">
        <draw:text-box/>
      </draw:frame>
      <draw:frame presentation:style-name="Default-outline1" draw:layer="backgroundobjects" svg:width="30.494cm" svg:height="11.048cm" svg:x="1.694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808cm" svg:height="11.136cm" svg:x="0.59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6-11-23T15:24:03.467302395</dc:date>
    <meta:editing-cycles>200</meta:editing-cycles>
    <meta:editing-duration>PT6H53M12S</meta:editing-duration>
    <meta:generator>LibreOffice/5.1.4.2$Linux_X86_64 LibreOffice_project/10m0$Build-2</meta:generator>
    <meta:document-statistic meta:object-count="692"/>
  </office:meta>
</office:document-meta>
</file>